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659e3b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a11cd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a38dbe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aa2302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color="#000000" officeooo:rsid="001447a3" officeooo:paragraph-rsid="00155c34"/>
    </style:style>
    <style:style style:name="P6" style:family="paragraph" style:parent-style-name="Preformatted_20_Text">
      <style:text-properties fo:color="#000000" officeooo:rsid="001447a3" officeooo:paragraph-rsid="02913a47"/>
    </style:style>
    <style:style style:name="P7" style:family="paragraph" style:parent-style-name="Preformatted_20_Text">
      <style:text-properties fo:color="#000000" officeooo:rsid="001447a3" officeooo:paragraph-rsid="044e729a"/>
    </style:style>
    <style:style style:name="P8" style:family="paragraph" style:parent-style-name="Preformatted_20_Text">
      <style:text-properties fo:color="#000000" officeooo:rsid="001447a3" officeooo:paragraph-rsid="04542303"/>
    </style:style>
    <style:style style:name="P9" style:family="paragraph" style:parent-style-name="Preformatted_20_Text">
      <style:text-properties fo:color="#000000" officeooo:rsid="001447a3" officeooo:paragraph-rsid="04659e3b"/>
    </style:style>
    <style:style style:name="P10" style:family="paragraph" style:parent-style-name="Preformatted_20_Text">
      <style:text-properties fo:color="#000000" officeooo:rsid="001447a3" officeooo:paragraph-rsid="047c6e54"/>
    </style:style>
    <style:style style:name="P11" style:family="paragraph" style:parent-style-name="Preformatted_20_Text">
      <style:text-properties fo:color="#000000" officeooo:rsid="001447a3" officeooo:paragraph-rsid="047dbd2c"/>
    </style:style>
    <style:style style:name="P12" style:family="paragraph" style:parent-style-name="Preformatted_20_Text">
      <style:text-properties fo:color="#000000" officeooo:rsid="001447a3" officeooo:paragraph-rsid="0484384f"/>
    </style:style>
    <style:style style:name="P13" style:family="paragraph" style:parent-style-name="Preformatted_20_Text">
      <style:text-properties fo:color="#000000" officeooo:rsid="001447a3" officeooo:paragraph-rsid="048600b7"/>
    </style:style>
    <style:style style:name="P14" style:family="paragraph" style:parent-style-name="Preformatted_20_Text">
      <style:text-properties fo:color="#000000" officeooo:rsid="001447a3" officeooo:paragraph-rsid="04a11cd5"/>
    </style:style>
    <style:style style:name="P15" style:family="paragraph" style:parent-style-name="Preformatted_20_Text">
      <style:text-properties fo:color="#000000" officeooo:rsid="001447a3" officeooo:paragraph-rsid="04a38dbe"/>
    </style:style>
    <style:style style:name="P16" style:family="paragraph" style:parent-style-name="Preformatted_20_Text">
      <style:text-properties fo:color="#000000" officeooo:rsid="001447a3" officeooo:paragraph-rsid="04aa2302"/>
    </style:style>
    <style:style style:name="P17" style:family="paragraph" style:parent-style-name="Preformatted_20_Text">
      <style:text-properties fo:color="#000000" officeooo:rsid="001447a3" officeooo:paragraph-rsid="04b2a6fb"/>
    </style:style>
    <style:style style:name="P18" style:family="paragraph" style:parent-style-name="Preformatted_20_Text">
      <style:text-properties fo:color="#000000" officeooo:rsid="001447a3" officeooo:paragraph-rsid="04be9c25"/>
    </style:style>
    <style:style style:name="P19" style:family="paragraph" style:parent-style-name="Preformatted_20_Text">
      <style:text-properties fo:color="#000000" officeooo:rsid="001447a3" officeooo:paragraph-rsid="04beea7b"/>
    </style:style>
    <style:style style:name="P20" style:family="paragraph" style:parent-style-name="Preformatted_20_Text">
      <style:text-properties fo:color="#000000" officeooo:rsid="001447a3" officeooo:paragraph-rsid="04c3b8d4"/>
    </style:style>
    <style:style style:name="P21" style:family="paragraph" style:parent-style-name="Preformatted_20_Text">
      <style:text-properties fo:color="#000000" officeooo:rsid="001447a3" officeooo:paragraph-rsid="04f92820"/>
    </style:style>
    <style:style style:name="P22" style:family="paragraph" style:parent-style-name="Preformatted_20_Text">
      <style:text-properties fo:color="#000000" officeooo:rsid="001447a3" officeooo:paragraph-rsid="04f94fd8"/>
    </style:style>
    <style:style style:name="P23" style:family="paragraph" style:parent-style-name="Preformatted_20_Text">
      <style:text-properties fo:color="#000000" officeooo:rsid="042ae460" officeooo:paragraph-rsid="042dd7e9"/>
    </style:style>
    <style:style style:name="P24" style:family="paragraph" style:parent-style-name="Preformatted_20_Text">
      <style:text-properties fo:color="#000000" officeooo:rsid="0456c047" officeooo:paragraph-rsid="048600b7"/>
    </style:style>
    <style:style style:name="P25" style:family="paragraph" style:parent-style-name="Preformatted_20_Text">
      <style:text-properties fo:color="#000000" officeooo:rsid="0456c047" officeooo:paragraph-rsid="048a5499"/>
    </style:style>
    <style:style style:name="P26" style:family="paragraph" style:parent-style-name="Preformatted_20_Text">
      <style:text-properties fo:color="#000000" officeooo:rsid="001447a3" officeooo:paragraph-rsid="04b2a6fb" fo:background-color="#ffff00"/>
    </style:style>
    <style:style style:name="P27" style:family="paragraph" style:parent-style-name="Preformatted_20_Text">
      <style:text-properties fo:color="#000000" fo:font-size="10.5pt" fo:font-weight="normal" officeooo:rsid="001447a3" officeooo:paragraph-rsid="04c3b8d4" style:font-size-asian="10.5pt" style:font-weight-asian="normal" style:font-size-complex="10.5pt" style:font-weight-complex="normal"/>
    </style:style>
    <style:style style:name="P2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c5aca3" style:font-size-asian="10.5pt" style:font-style-asian="normal" style:font-weight-asian="normal" style:font-size-complex="10.5pt" style:font-weight-complex="normal" style:text-emphasize="none"/>
    </style:style>
    <style:style style:name="P29" style:family="paragraph" style:parent-style-name="Preformatted_20_Text">
      <style:text-properties officeooo:paragraph-rsid="00155c34"/>
    </style:style>
    <style:style style:name="P30" style:family="paragraph" style:parent-style-name="Preformatted_20_Text">
      <style:text-properties officeooo:paragraph-rsid="048448f9"/>
    </style:style>
    <style:style style:name="P31" style:family="paragraph" style:parent-style-name="Preformatted_20_Text">
      <style:text-properties fo:font-size="10.5pt" fo:font-weight="normal" officeooo:paragraph-rsid="00155c34" style:font-size-asian="10.5pt" style:font-weight-asian="normal" style:font-size-complex="10.5pt" style:font-weight-complex="normal"/>
    </style:style>
    <style:style style:name="P32" style:family="paragraph" style:parent-style-name="Preformatted_20_Text">
      <style:text-properties fo:font-size="10.5pt" fo:font-weight="normal" officeooo:paragraph-rsid="00278f20" style:font-size-asian="10.5pt" style:font-weight-asian="normal" style:font-size-complex="10.5pt" style:font-weight-complex="normal"/>
    </style:style>
    <style:style style:name="P33" style:family="paragraph" style:parent-style-name="Preformatted_20_Text">
      <style:text-properties fo:font-size="10.5pt" fo:font-weight="normal" officeooo:paragraph-rsid="0384ddfa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font-size="10.5pt" fo:font-weight="normal" officeooo:paragraph-rsid="04112b7f" style:font-size-asian="10.5pt" style:font-weight-asian="normal" style:font-size-complex="10.5pt" style:font-weight-complex="normal"/>
    </style:style>
    <style:style style:name="P35" style:family="paragraph" style:parent-style-name="Preformatted_20_Text">
      <style:text-properties fo:font-size="10.5pt" fo:font-weight="normal" officeooo:paragraph-rsid="04858b74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size="10.5pt" fo:font-weight="normal" officeooo:paragraph-rsid="04c3b8d4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size="10.5pt" fo:font-weight="normal" officeooo:paragraph-rsid="04c962e7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font-size="10.5pt" fo:font-weight="normal" officeooo:paragraph-rsid="04d68d32" style:font-size-asian="10.5pt" style:font-weight-asian="normal" style:font-size-complex="10.5pt" style:font-weight-complex="normal"/>
    </style:style>
    <style:style style:name="P39" style:family="paragraph" style:parent-style-name="Preformatted_20_Text">
      <style:text-properties officeooo:paragraph-rsid="048600b7"/>
    </style:style>
    <style:style style:name="P40" style:family="paragraph" style:parent-style-name="Preformatted_20_Text">
      <style:text-properties officeooo:paragraph-rsid="048a5499"/>
    </style:style>
    <style:style style:name="P41" style:family="paragraph" style:parent-style-name="Preformatted_20_Text">
      <style:text-properties officeooo:paragraph-rsid="04659e3b"/>
    </style:style>
    <style:style style:name="P42" style:family="paragraph" style:parent-style-name="Preformatted_20_Text">
      <style:text-properties officeooo:paragraph-rsid="04a11cd5"/>
    </style:style>
    <style:style style:name="P43" style:family="paragraph" style:parent-style-name="Preformatted_20_Text">
      <style:text-properties officeooo:paragraph-rsid="04a38dbe"/>
    </style:style>
    <style:style style:name="P44" style:family="paragraph" style:parent-style-name="Preformatted_20_Text">
      <style:text-properties officeooo:paragraph-rsid="04b87faf"/>
    </style:style>
    <style:style style:name="P45" style:family="paragraph" style:parent-style-name="Preformatted_20_Text">
      <style:text-properties officeooo:paragraph-rsid="04be9c25"/>
    </style:style>
    <style:style style:name="P46" style:family="paragraph" style:parent-style-name="Preformatted_20_Text">
      <style:text-properties officeooo:paragraph-rsid="04beea7b"/>
    </style:style>
    <style:style style:name="P47" style:family="paragraph" style:parent-style-name="Preformatted_20_Text">
      <style:text-properties officeooo:paragraph-rsid="04c0d23e"/>
    </style:style>
    <style:style style:name="P48" style:family="paragraph" style:parent-style-name="Preformatted_20_Text">
      <style:text-properties officeooo:paragraph-rsid="04b2a6fb"/>
    </style:style>
    <style:style style:name="P49" style:family="paragraph" style:parent-style-name="Preformatted_20_Text">
      <style:text-properties officeooo:paragraph-rsid="04d68d32"/>
    </style:style>
    <style:style style:name="P50" style:family="paragraph" style:parent-style-name="Standard">
      <style:text-properties fo:color="#000000" officeooo:rsid="001447a3" officeooo:paragraph-rsid="04574bd8"/>
    </style:style>
    <style:style style:name="P51" style:family="paragraph" style:parent-style-name="Standard">
      <style:text-properties fo:color="#000000" officeooo:rsid="001447a3" officeooo:paragraph-rsid="04659e3b"/>
    </style:style>
    <style:style style:name="P52" style:family="paragraph" style:parent-style-name="Standard">
      <style:text-properties fo:color="#000000" officeooo:rsid="001447a3" officeooo:paragraph-rsid="04a2b09d"/>
    </style:style>
    <style:style style:name="P53" style:family="paragraph" style:parent-style-name="Standard">
      <style:text-properties fo:color="#000000" officeooo:rsid="001447a3" officeooo:paragraph-rsid="04a38dbe"/>
    </style:style>
    <style:style style:name="P54" style:family="paragraph" style:parent-style-name="Standard">
      <style:text-properties fo:color="#000000" officeooo:rsid="001447a3" officeooo:paragraph-rsid="04b2a6fb"/>
    </style:style>
    <style:style style:name="P55" style:family="paragraph" style:parent-style-name="Standard">
      <style:text-properties fo:color="#000000" officeooo:rsid="001447a3" officeooo:paragraph-rsid="04be9c25"/>
    </style:style>
    <style:style style:name="P56" style:family="paragraph" style:parent-style-name="Standard">
      <style:text-properties fo:color="#000000" officeooo:rsid="001447a3" officeooo:paragraph-rsid="04f94fd8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858b74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c47b97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c962e7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d68d32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dde90d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paragraph-rsid="04659e3b" style:font-size-asian="11pt" style:font-style-asian="normal" style:font-weight-asian="bold" style:text-emphasize="none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paragraph-rsid="04a38dbe" style:font-size-asian="11pt" style:font-style-asian="normal" style:font-weight-asian="bold" style:text-emphasize="none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paragraph-rsid="04a2b09d" style:font-size-asian="11pt" style:font-style-asian="normal" style:font-weight-asian="bold" style:text-emphasize="none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93ef68" officeooo:paragraph-rsid="04a38dbe" style:font-size-asian="11pt" style:font-style-asian="normal" style:font-weight-asian="normal" style:text-emphasize="none"/>
    </style:style>
    <style:style style:name="P66" style:family="paragraph" style:parent-style-name="Standard">
      <style:text-properties fo:color="#000000" fo:font-size="10.5pt" fo:font-weight="normal" officeooo:rsid="001447a3" officeooo:paragraph-rsid="04858b74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color="#000000" officeooo:rsid="048600b7" officeooo:paragraph-rsid="048600b7"/>
    </style:style>
    <style:style style:name="P68" style:family="paragraph" style:parent-style-name="Standard">
      <style:text-properties fo:font-size="10.5pt" fo:font-weight="normal" officeooo:paragraph-rsid="0384ddfa" style:font-size-asian="10.5pt" style:font-weight-asian="normal" style:font-size-complex="10.5pt" style:font-weight-complex="normal"/>
    </style:style>
    <style:style style:name="P69" style:family="paragraph" style:parent-style-name="Standard">
      <style:text-properties fo:font-size="10.5pt" fo:font-weight="normal" officeooo:paragraph-rsid="04c3b8d4" style:font-size-asian="10.5pt" style:font-weight-asian="normal" style:font-size-complex="10.5pt" style:font-weight-complex="normal"/>
    </style:style>
    <style:style style:name="P70" style:family="paragraph" style:parent-style-name="Standard">
      <style:text-properties fo:font-size="10.5pt" fo:font-weight="normal" officeooo:paragraph-rsid="04c962e7" style:font-size-asian="10.5pt" style:font-weight-asian="normal" style:font-size-complex="10.5pt" style:font-weight-complex="normal"/>
    </style:style>
    <style:style style:name="P71" style:family="paragraph" style:parent-style-name="Standard">
      <style:text-properties fo:font-size="10.5pt" fo:font-weight="normal" officeooo:paragraph-rsid="04d68d32" style:font-size-asian="10.5pt" style:font-weight-asian="normal" style:font-size-complex="10.5pt" style:font-weight-complex="normal"/>
    </style:style>
    <style:style style:name="P72" style:family="paragraph" style:parent-style-name="Standard">
      <style:text-properties fo:font-size="10.5pt" fo:font-weight="normal" officeooo:paragraph-rsid="04d9da26" style:font-size-asian="10.5pt" style:font-weight-asian="normal" style:font-size-complex="10.5pt" style:font-weight-complex="normal"/>
    </style:style>
    <style:style style:name="P73" style:family="paragraph" style:parent-style-name="Standard">
      <style:text-properties officeooo:paragraph-rsid="048600b7"/>
    </style:style>
    <style:style style:name="P74" style:family="paragraph" style:parent-style-name="Standard">
      <style:text-properties officeooo:paragraph-rsid="04659e3b"/>
    </style:style>
    <style:style style:name="P75" style:family="paragraph" style:parent-style-name="Standard">
      <style:text-properties officeooo:paragraph-rsid="04a2b09d"/>
    </style:style>
    <style:style style:name="P76" style:family="paragraph" style:parent-style-name="Standard">
      <style:text-properties officeooo:paragraph-rsid="04a38dbe"/>
    </style:style>
    <style:style style:name="P77" style:family="paragraph" style:parent-style-name="Standard">
      <style:text-properties officeooo:paragraph-rsid="04a8362f"/>
    </style:style>
    <style:style style:name="P78" style:family="paragraph" style:parent-style-name="Standard">
      <style:text-properties officeooo:paragraph-rsid="04b93eba"/>
    </style:style>
    <style:style style:name="P79" style:family="paragraph" style:parent-style-name="Standard">
      <style:text-properties officeooo:paragraph-rsid="04e89168"/>
    </style:style>
    <style:style style:name="P80" style:family="paragraph" style:parent-style-name="Standard">
      <style:text-properties fo:color="#000000" officeooo:rsid="001447a3" officeooo:paragraph-rsid="04fbaa75"/>
    </style:style>
    <style:style style:name="P81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4fc913d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officeooo:paragraph-rsid="05021fc4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Standard">
      <style:text-properties officeooo:paragraph-rsid="04fbaa75"/>
    </style:style>
    <style:style style:name="P84" style:family="paragraph" style:parent-style-name="Standard">
      <style:text-properties officeooo:rsid="04c47b97" officeooo:paragraph-rsid="04fbaa75"/>
    </style:style>
    <style:style style:name="P85" style:family="paragraph" style:parent-style-name="Standard">
      <style:text-properties officeooo:rsid="04c47b97" officeooo:paragraph-rsid="04fc913d"/>
    </style:style>
    <style:style style:name="P86" style:family="paragraph" style:parent-style-name="Standard">
      <style:text-properties fo:font-size="10.5pt" fo:font-weight="normal" officeooo:paragraph-rsid="04fc913d" style:font-size-asian="10.5pt" style:font-weight-asian="normal" style:font-size-complex="10.5pt" style:font-weight-complex="normal"/>
    </style:style>
    <style:style style:name="P87" style:family="paragraph" style:parent-style-name="Standard">
      <style:text-properties fo:font-size="10.5pt" fo:font-weight="normal" officeooo:paragraph-rsid="05021fc4" style:font-size-asian="10.5pt" style:font-weight-asian="normal" style:font-size-complex="10.5pt" style:font-weight-complex="normal"/>
    </style:style>
    <style:style style:name="P88" style:family="paragraph" style:parent-style-name="Preformatted_20_Text">
      <style:text-properties fo:color="#000000" officeooo:rsid="001447a3" officeooo:paragraph-rsid="04fbaa75"/>
    </style:style>
    <style:style style:name="P89" style:family="paragraph" style:parent-style-name="Preformatted_20_Text">
      <style:text-properties fo:font-size="10.5pt" fo:font-weight="normal" officeooo:paragraph-rsid="04fbaa75" style:font-size-asian="10.5pt" style:font-weight-asian="normal" style:font-size-complex="10.5pt" style:font-weight-complex="normal"/>
    </style:style>
    <style:style style:name="P90" style:family="paragraph" style:parent-style-name="Preformatted_20_Text">
      <style:text-properties fo:font-size="10.5pt" fo:font-weight="normal" officeooo:paragraph-rsid="04fc913d" style:font-size-asian="10.5pt" style:font-weight-asian="normal" style:font-size-complex="10.5pt" style:font-weight-complex="normal"/>
    </style:style>
    <style:style style:name="P91" style:family="paragraph" style:parent-style-name="Preformatted_20_Text">
      <style:text-properties fo:font-size="10.5pt" fo:font-weight="normal" officeooo:paragraph-rsid="05021fc4" style:font-size-asian="10.5pt" style:font-weight-asian="normal" style:font-size-complex="10.5pt" style:font-weight-complex="normal"/>
    </style:style>
    <style:style style:name="P92" style:family="paragraph" style:parent-style-name="Preformatted_20_Text">
      <style:text-properties officeooo:paragraph-rsid="04d68d32"/>
    </style:style>
    <style:style style:name="P93" style:family="paragraph" style:parent-style-name="Preformatted_20_Text">
      <style:text-properties officeooo:paragraph-rsid="05021fc4"/>
    </style:style>
    <style:style style:name="P94" style:family="paragraph" style:parent-style-name="Preformatted_20_Text">
      <style:text-properties officeooo:paragraph-rsid="0503b146"/>
    </style:style>
    <style:style style:name="T1" style:family="text">
      <style:text-properties fo:color="#800000"/>
    </style:style>
    <style:style style:name="T2" style:family="text">
      <style:text-properties fo:color="#800000" officeooo:rsid="001447a3"/>
    </style:style>
    <style:style style:name="T3" style:family="text">
      <style:text-properties fo:color="#800000" officeooo:rsid="048a5499"/>
    </style:style>
    <style:style style:name="T4" style:family="text">
      <style:text-properties fo:color="#800000" officeooo:rsid="049f7e0d"/>
    </style:style>
    <style:style style:name="T5" style:family="text">
      <style:text-properties fo:color="#800000" officeooo:rsid="04a11cd5"/>
    </style:style>
    <style:style style:name="T6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93ef68" style:font-size-asian="11pt" style:font-style-asian="normal" style:font-weight-asian="normal" style:text-emphasize="none"/>
    </style:style>
    <style:style style:name="T8" style:family="text">
      <style:text-properties fo:color="#8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style:font-size-asian="10.5pt" style:font-style-asian="normal" style:font-weight-asian="normal" style:font-size-complex="10.5pt" style:font-weight-complex="normal" style:text-emphasize="none"/>
    </style:style>
    <style:style style:name="T9" style:family="text">
      <style:text-properties fo:color="#8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fc913d" style:font-size-asian="10.5pt" style:font-style-asian="normal" style:font-weight-asian="normal" style:font-size-complex="10.5pt" style:font-weight-complex="normal" style:text-emphasize="none"/>
    </style:style>
    <style:style style:name="T10" style:family="text">
      <style:text-properties fo:color="#8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5021fc4" style:font-size-asian="10.5pt" style:font-style-asian="normal" style:font-weight-asian="normal" style:font-size-complex="10.5pt" style:font-weight-complex="normal" style:text-emphasize="none"/>
    </style:style>
    <style:style style:name="T11" style:family="text">
      <style:text-properties fo:color="#800000" style:text-outline="false" style:text-line-through-style="none" style:text-line-through-type="none" style:font-name="思源黑体 CN Regular" fo:font-style="normal" fo:text-shadow="none" style:text-underline-style="none" officeooo:rsid="001447a3" style:font-style-asian="normal" style:text-emphasize="none"/>
    </style:style>
    <style:style style:name="T12" style:family="text">
      <style:text-properties fo:color="#800000" style:text-outline="false" style:text-line-through-style="none" style:text-line-through-type="none" style:font-name="思源黑体 CN Regular" fo:font-style="normal" fo:text-shadow="none" style:text-underline-style="none" officeooo:rsid="04ceb662" style:font-style-asian="normal" style:text-emphasize="none"/>
    </style:style>
    <style:style style:name="T13" style:family="text">
      <style:text-properties fo:color="#8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4" style:family="text">
      <style:text-properties fo:color="#800000" officeooo:rsid="04aa2302"/>
    </style:style>
    <style:style style:name="T15" style:family="text">
      <style:text-properties fo:color="#800000" officeooo:rsid="04be9c25"/>
    </style:style>
    <style:style style:name="T16" style:family="text">
      <style:text-properties fo:color="#800000" officeooo:rsid="04fbaa75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4659e3b" fo:background-color="#ffff00" loext:char-shading-value="0"/>
    </style:style>
    <style:style style:name="T19" style:family="text">
      <style:text-properties officeooo:rsid="048a5499" fo:background-color="#ffff00" loext:char-shading-value="0"/>
    </style:style>
    <style:style style:name="T20" style:family="text">
      <style:text-properties officeooo:rsid="04a38dbe" fo:background-color="#ffff00" loext:char-shading-value="0"/>
    </style:style>
    <style:style style:name="T21" style:family="text">
      <style:text-properties officeooo:rsid="04b2a6fb" fo:background-color="#ffff00" loext:char-shading-value="0"/>
    </style:style>
    <style:style style:name="T22" style:family="text">
      <style:text-properties fo:background-color="#cc66ff" loext:char-shading-value="0"/>
    </style:style>
    <style:style style:name="T23" style:family="text">
      <style:text-properties officeooo:rsid="04b2a6fb" fo:background-color="#cc66ff" loext:char-shading-value="0"/>
    </style:style>
    <style:style style:name="T24" style:family="text">
      <style:text-properties officeooo:rsid="0384ddfa"/>
    </style:style>
    <style:style style:name="T2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384ddfa" style:font-size-asian="11pt" style:font-style-asian="normal" style:font-weight-asian="bold" style:text-emphasize="none"/>
    </style:style>
    <style:style style:name="T2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01447a3" style:font-size-asian="11pt" style:font-style-asian="normal" style:font-weight-asian="bold" style:text-emphasize="none"/>
    </style:style>
    <style:style style:name="T2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4a2b09d" style:font-size-asian="11pt" style:font-style-asian="normal" style:font-weight-asian="bold" style:text-emphasize="none"/>
    </style:style>
    <style:style style:name="T2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84ddfa" style:font-size-asian="11pt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93ef68" style:font-size-asian="11pt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a11cd5" style:font-size-asian="11pt" style:font-style-asian="normal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a2b09d" style:font-size-asian="11pt" style:font-style-asian="normal" style:font-weight-asian="normal" style:text-emphasize="none"/>
    </style:style>
    <style:style style:name="T3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beea7b" style:font-size-asian="11pt" style:font-style-asian="normal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dde90d" style:font-size-asian="11pt" style:font-style-asian="normal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df3a07" style:font-size-asian="11pt" style:font-style-asian="normal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1447a3" style:font-style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c47b97" style:font-style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365ad6f" style:font-style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a11cd5" style:font-style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c7bc65" style:font-style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d29329" style:font-style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d9da26" style:font-style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dba92d" style:font-style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4fbaa75" style:font-style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size-asian="10.5pt" style:font-style-asian="normal" style:font-weight-asian="normal" style:font-size-complex="10.5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1447a3" style:font-size-asian="10.5pt" style:font-style-asian="normal" style:font-weight-asian="normal" style:font-size-complex="10.5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858b74" style:font-size-asian="10.5pt" style:font-style-asian="normal" style:font-weight-asian="normal" style:font-size-complex="10.5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e97cd7" style:font-size-asian="10.5pt" style:font-style-asian="normal" style:font-weight-asian="normal" style:font-size-complex="10.5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fbaa75" style:font-size-asian="10.5pt" style:font-style-asian="normal" style:font-weight-asian="normal" style:font-size-complex="10.5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fc913d" style:font-size-asian="10.5pt" style:font-style-asian="normal" style:font-weight-asian="normal" style:font-size-complex="10.5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4d29329" style:font-size-asian="10.5pt" style:font-style-asian="normal" style:font-weight-asian="normal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503b146" style:font-size-asian="10.5pt" style:font-style-asian="normal" style:font-weight-asian="normal" style:font-size-complex="10.5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93ef68" style:font-size-asian="10pt" style:font-style-asian="normal" style:font-weight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officeooo:rsid="001447a3" style:font-size-asian="11pt" style:font-style-asian="normal" style:font-weight-asian="bold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officeooo:rsid="04a2b09d" style:font-size-asian="11pt" style:font-style-asian="normal" style:font-weight-asian="bold" style:text-emphasize="none"/>
    </style:style>
    <style:style style:name="T6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officeooo:rsid="04a8362f" style:font-size-asian="11pt" style:font-style-asian="normal" style:font-weight-asian="bold" style:text-emphasize="none"/>
    </style:style>
    <style:style style:name="T6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officeooo:rsid="04dde90d" style:font-size-asian="11pt" style:font-style-asian="normal" style:font-weight-asian="bold" style:text-emphasize="none"/>
    </style:style>
    <style:style style:name="T65" style:family="text"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6" style:family="text"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67" style:family="text"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officeooo:rsid="0384ddfa" style:font-size-asian="11pt" style:font-style-asian="normal" style:font-weight-asian="normal" style:text-emphasize="none"/>
    </style:style>
    <style:style style:name="T68" style:family="text"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officeooo:rsid="04a11cd5" style:font-size-asian="11pt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70" style:family="text">
      <style:text-properties fo:color="#000000" style:text-outline="false" style:text-line-through-style="none" style:text-line-through-type="none" style:font-name="等线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2" style:family="text">
      <style:text-properties fo:color="#000000" officeooo:rsid="001447a3"/>
    </style:style>
    <style:style style:name="T73" style:family="text">
      <style:text-properties fo:color="#000000" officeooo:rsid="035bb671"/>
    </style:style>
    <style:style style:name="T74" style:family="text">
      <style:text-properties fo:color="#000000" officeooo:rsid="0365ad6f"/>
    </style:style>
    <style:style style:name="T75" style:family="text">
      <style:text-properties fo:color="#000000" officeooo:rsid="043b09af"/>
    </style:style>
    <style:style style:name="T76" style:family="text">
      <style:text-properties fo:color="#000000" officeooo:rsid="0384ddfa"/>
    </style:style>
    <style:style style:name="T77" style:family="text">
      <style:text-properties fo:color="#000000" officeooo:rsid="04858b74"/>
    </style:style>
    <style:style style:name="T78" style:family="text">
      <style:text-properties fo:color="#000000" fo:font-size="10.5pt" fo:font-weight="normal" officeooo:rsid="001447a3" style:font-size-asian="10.5pt" style:font-weight-asian="normal" style:font-size-complex="10.5pt" style:font-weight-complex="normal"/>
    </style:style>
    <style:style style:name="T79" style:family="text">
      <style:text-properties fo:color="#000000" fo:font-size="10.5pt" fo:font-weight="normal" officeooo:rsid="04858b74" style:font-size-asian="10.5pt" style:font-weight-asian="normal" style:font-size-complex="10.5pt" style:font-weight-complex="normal"/>
    </style:style>
    <style:style style:name="T80" style:family="text">
      <style:text-properties fo:color="#000000" fo:font-size="10.5pt" fo:font-weight="normal" officeooo:rsid="04d29329" style:font-size-asian="10.5pt" style:font-weight-asian="normal" style:font-size-complex="10.5pt" style:font-weight-complex="normal"/>
    </style:style>
    <style:style style:name="T81" style:family="text">
      <style:text-properties fo:color="#000000" fo:font-size="10.5pt" fo:font-weight="normal" officeooo:rsid="04d68d32" style:font-size-asian="10.5pt" style:font-weight-asian="normal" style:font-size-complex="10.5pt" style:font-weight-complex="normal"/>
    </style:style>
    <style:style style:name="T82" style:family="text">
      <style:text-properties fo:color="#000000" fo:font-size="10.5pt" fo:font-weight="normal" officeooo:rsid="04dba92d" style:font-size-asian="10.5pt" style:font-weight-asian="normal" style:font-size-complex="10.5pt" style:font-weight-complex="normal"/>
    </style:style>
    <style:style style:name="T83" style:family="text">
      <style:text-properties fo:color="#000000" officeooo:rsid="048600b7"/>
    </style:style>
    <style:style style:name="T84" style:family="text">
      <style:text-properties fo:color="#000000" officeooo:rsid="048a5499"/>
    </style:style>
    <style:style style:name="T85" style:family="text">
      <style:text-properties fo:color="#000000" officeooo:rsid="04a11cd5"/>
    </style:style>
    <style:style style:name="T86" style:family="text">
      <style:text-properties fo:color="#000000" officeooo:rsid="04a2b09d"/>
    </style:style>
    <style:style style:name="T87" style:family="text">
      <style:text-properties fo:color="#000000" officeooo:rsid="04b87faf"/>
    </style:style>
    <style:style style:name="T88" style:family="text">
      <style:text-properties fo:color="#000000" officeooo:rsid="04beea7b"/>
    </style:style>
    <style:style style:name="T89" style:family="text">
      <style:text-properties fo:color="#000000" officeooo:rsid="001447a3" fo:background-color="#ffff00" loext:char-shading-value="0"/>
    </style:style>
    <style:style style:name="T90" style:family="text">
      <style:text-properties fo:color="#000000" officeooo:rsid="04ceb662"/>
    </style:style>
    <style:style style:name="T91" style:family="text">
      <style:text-properties fo:color="#000000" officeooo:rsid="04d29329"/>
    </style:style>
    <style:style style:name="T92" style:family="text">
      <style:text-properties fo:color="#000000" officeooo:rsid="04dba92d"/>
    </style:style>
    <style:style style:name="T93" style:family="text">
      <style:text-properties fo:color="#000000" officeooo:rsid="04dde90d"/>
    </style:style>
    <style:style style:name="T94" style:family="text">
      <style:text-properties fo:color="#000000" officeooo:rsid="04fbaa75"/>
    </style:style>
    <style:style style:name="T95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384ddfa" style:font-size-asian="11pt" style:font-style-asian="normal" style:font-weight-asian="bold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4a2b09d" style:font-size-asian="11pt" style:font-style-asian="normal" style:font-weight-asian="bold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a11cd5" style:font-size-asian="11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93ef68" style:font-size-asian="11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beea7b" style:font-size-asian="11pt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93ef68" style:font-size-asian="10pt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11cd5" style:font-size-asian="10pt" style:font-style-asian="normal" style:font-weight-asian="normal" style:text-emphasize="none"/>
    </style:style>
    <style:style style:name="T104" style:family="text">
      <style:text-properties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105" style:family="text">
      <style:text-properties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06" style:family="text">
      <style:text-properties officeooo:rsid="0484384f"/>
    </style:style>
    <style:style style:name="T107" style:family="text">
      <style:text-properties officeooo:rsid="04858b74"/>
    </style:style>
    <style:style style:name="T108" style:family="text">
      <style:text-properties officeooo:rsid="048600b7"/>
    </style:style>
    <style:style style:name="T109" style:family="text">
      <style:text-properties officeooo:rsid="04899b2b"/>
    </style:style>
    <style:style style:name="T110" style:family="text">
      <style:text-properties officeooo:rsid="04a11cd5"/>
    </style:style>
    <style:style style:name="T111" style:family="text">
      <style:text-properties officeooo:rsid="04beea7b"/>
    </style:style>
    <style:style style:name="T112" style:family="text">
      <style:text-properties officeooo:rsid="04c3b8d4"/>
    </style:style>
    <style:style style:name="T113" style:family="text">
      <style:text-properties officeooo:rsid="04d29329"/>
    </style:style>
    <style:style style:name="T114" style:family="text">
      <style:text-properties officeooo:rsid="04f92820"/>
    </style:style>
    <style:style style:name="T115" style:family="text">
      <style:text-properties officeooo:rsid="04f94fd8"/>
    </style:style>
    <style:style style:name="T116" style:family="text">
      <style:text-properties officeooo:rsid="04fbaa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作者:夏志丽</text:p>
      <text:p text:style-name="P5"/>
      <text:p text:style-name="P20">模块名:反馈<text:span text:style-name="T112">(feedback)</text:span></text:p>
      <text:p text:style-name="P7"><text:tab/><text:span text:style-name="T22">导航下拉名_1:反馈</text:span></text:p>
      <text:p text:style-name="P7"><text:tab/><text:tab/><text:span text:style-name="T17">导航名_1:问题反馈</text:span></text:p>
      <text:p text:style-name="P21"><text:tab/><text:tab/><text:tab/><text:span text:style-name="T1">功能名字_1:</text:span>列表 <text:s/>功能类型:网格 (有网格) <text:span text:style-name="T114">problemfeedback/v1/list</text:span></text:p>
      <text:p text:style-name="P6"><text:tab/><text:tab/><text:tab/><text:tab/></text:p>
      <text:p text:style-name="P29"><text:span text:style-name="T72"><text:tab/><text:tab/><text:tab/><text:tab/></text:span><text:span text:style-name="T78">字段名称_1:</text:span><text:span text:style-name="T48">录入人</text:span></text:p>
      <text:p text:style-name="P31"><text:span text:style-name="T72"><text:tab/><text:tab/><text:tab/><text:tab/>字段名称_2:</text:span><text:span text:style-name="T38">问题编号</text:span><text:span text:style-name="T59">（对外）</text:span></text:p>
      <text:p text:style-name="P32"><text:span text:style-name="T72"><text:tab/><text:tab/><text:tab/><text:tab/>字段名称_3:</text:span><text:span text:style-name="T38">所属地区</text:span></text:p>
      <text:p text:style-name="P68"><text:span text:style-name="T72"><text:tab/><text:tab/><text:tab/><text:tab/>字段名称_</text:span><text:span text:style-name="T73">4</text:span><text:span text:style-name="T72">:</text:span><text:span text:style-name="T38">所属项目</text:span><text:span text:style-name="T59">组/</text:span><text:span text:style-name="T38">部门</text:span></text:p>
      <text:p text:style-name="P33"><text:span text:style-name="T72"><text:tab/><text:tab/><text:tab/><text:tab/>字段名称_</text:span><text:span text:style-name="T73">5</text:span><text:span text:style-name="T72">:</text:span><text:span text:style-name="T38">问题提出</text:span><text:span text:style-name="T59">人</text:span></text:p>
      <text:p text:style-name="P33"><text:span text:style-name="T72"><text:tab/><text:tab/><text:tab/><text:tab/>字段名称_</text:span><text:span text:style-name="T74">6</text:span><text:span text:style-name="T72">:</text:span><text:span text:style-name="T38">事件（背</text:span><text:span text:style-name="T59">景）描述</text:span></text:p>
      <text:p text:style-name="P33"><text:span text:style-name="T72"><text:tab/><text:tab/><text:tab/><text:tab/>字段名称_</text:span><text:span text:style-name="T74">7</text:span><text:span text:style-name="T72">:</text:span><text:span text:style-name="T38">问题描述</text:span></text:p>
      <text:p text:style-name="P34"><text:span text:style-name="T72"><text:tab/><text:tab/><text:tab/><text:tab/>字段名称_</text:span><text:span text:style-name="T75">8:</text:span><text:span text:style-name="T38">获取时间（问题提出时</text:span><text:span text:style-name="T59">间）</text:span></text:p>
      <text:p text:style-name="P34"><text:span text:style-name="T72"><text:tab/><text:tab/><text:tab/><text:tab/>字段名称_</text:span><text:span text:style-name="T75">9:</text:span><text:span text:style-name="T38">期望处理时间</text:span></text:p>
      <text:p text:style-name="P35"><text:span text:style-name="T72"><text:tab/><text:tab/><text:tab/><text:tab/>字段名称_</text:span><text:span text:style-name="T77">10</text:span><text:span text:style-name="T75">:</text:span><text:span text:style-name="T38">问题类型</text:span></text:p>
      <text:p text:style-name="P57"><text:tab/><text:tab/><text:tab/><text:tab/>字段名称_<text:span text:style-name="T107">11:</text:span>主功能</text:p>
      <text:p text:style-name="P57"><text:tab/><text:tab/><text:tab/><text:tab/>字段名称_<text:span text:style-name="T107">12:</text:span>关联相关模块</text:p>
      <text:p text:style-name="P57"><text:tab/><text:tab/><text:tab/><text:tab/>字段名称_<text:span text:style-name="T107">13:</text:span>问题责任人</text:p>
      <text:p text:style-name="P66"><text:tab/><text:tab/><text:tab/><text:tab/>字段名称_<text:span text:style-name="T107">14:</text:span>问题来源</text:p>
      <text:p text:style-name="P66"><text:tab/><text:tab/><text:tab/><text:tab/>字段名称_<text:span text:style-name="T107">15:</text:span>是否通报</text:p>
      <text:p text:style-name="P78"><text:span text:style-name="T78"><text:tab/><text:tab/><text:tab/><text:tab/>字段名称_</text:span><text:span text:style-name="T79">16:</text:span><text:span text:style-name="T25">通报途径</text:span></text:p>
      <text:p text:style-name="P79"><text:span text:style-name="T25"><text:tab/><text:tab/><text:tab/><text:tab/></text:span><text:span text:style-name="T49">字段名称_</text:span><text:span text:style-name="T50">1</text:span><text:span text:style-name="T51">7</text:span><text:span text:style-name="T50">:</text:span><text:span text:style-name="T25">通报时间</text:span></text:p>
      <text:p text:style-name="P66"/>
      <text:p text:style-name="P22"><text:tab/><text:tab/><text:tab/><text:span text:style-name="T1">功能名称_2:问题反馈/录入</text:span> 功能类型:添加 <text:span text:style-name="T115">problemfeedback/v1/add</text:span></text:p>
      <text:p text:style-name="P8"><text:tab/><text:tab/><text:tab/><text:tab/><text:bookmark-start text:name="__DdeLink__25257_1631453286"/>字段名称_1:问题提出人<text:span text:style-name="T24"><text:tab/> <text:s text:c="2"/></text:span>标签类型:文本框 必填 <text:bookmark-end text:name="__DdeLink__25257_1631453286"/></text:p>
      <text:p text:style-name="P12"><text:tab/><text:tab/><text:tab/><text:tab/>字段名称_<text:span text:style-name="T106">2</text:span>:<text:span text:style-name="T95">事件（背</text:span><text:span text:style-name="T104">景）描述</text:span><text:span text:style-name="T24"> <text:s text:c="6"/><text:tab/></text:span>标签类型:文本框 <text:s text:c="2"/>必填</text:p>
      <text:p text:style-name="P12"><text:tab/><text:tab/><text:tab/><text:tab/>字段名称_<text:span text:style-name="T106">3</text:span>:<text:span text:style-name="T95">问题描述</text:span><text:span text:style-name="T24"> <text:s text:c="6"/><text:tab/></text:span>标签类型:文本框 必填 </text:p>
      <text:p text:style-name="P12"><text:tab/><text:tab/><text:tab/><text:tab/>字段名称_<text:span text:style-name="T106">4</text:span>:<text:span text:style-name="T95">期望处理时间</text:span><text:span text:style-name="T24"> <text:s text:c="5"/>日期时间框(yyyy-MM-dd hh:mm:ss)</text:span></text:p>
      <text:p text:style-name="P50"><text:tab/><text:tab/><text:tab/><text:tab/>发送模板<text:span text:style-name="T109">2:问题反馈函</text:span></text:p>
      <text:p text:style-name="P5"><text:tab/><text:tab/><text:tab/><text:tab/></text:p>
      <text:p text:style-name="P56"><text:tab/><text:tab/><text:tab/><text:span text:style-name="T1">功能名称_3</text:span>:问题通报 <text:s/>功能类型:编辑 <text:span text:style-name="T115">problemfeedback/v1/edit</text:span></text:p>
      <text:p text:style-name="P30"><text:span text:style-name="T72"><text:tab/><text:tab/><text:tab/><text:tab/>字段名称_1:</text:span><text:span text:style-name="T25">问题类型</text:span><text:span text:style-name="T76"> <text:s text:c="6"/><text:tab/></text:span><text:span text:style-name="T72">标签类型:单选手填下拉 必填 备选项</text:span><text:span text:style-name="T77">(系统问题,流程问题,财务问题,商务问题,执行问题,培训问题)</text:span><text:span text:style-name="T72"> </text:span></text:p>
      <text:p text:style-name="P10"><text:tab/><text:tab/><text:tab/><text:tab/>字段名称_<text:span text:style-name="T108">2</text:span>:主功能<text:span text:style-name="T107"><text:tab/> <text:s text:c="6"/><text:tab/></text:span>标签类型:单选下拉 必填 备选项<text:span text:style-name="T107">url:xxxx/xxxxx/xxxx</text:span></text:p>
      <text:p text:style-name="P39"><text:span text:style-name="T72"><text:tab/><text:tab/><text:tab/><text:tab/>字段名称_</text:span><text:span text:style-name="T83">3</text:span><text:span text:style-name="T72">:</text:span><text:bookmark text:name="__DdeLink__8323_16314532861"/><text:span text:style-name="T25">关联相关模块</text:span><text:span text:style-name="T26"> <text:s text:c="5"/></text:span><text:span text:style-name="T72">标签类型:</text:span><text:span text:style-name="T87">多选下拉</text:span><text:span text:style-name="T72"> 备选项:组织结构模块类型 必填</text:span></text:p>
      <text:p text:style-name="P44"><text:span text:style-name="T72"><text:tab/><text:tab/><text:tab/><text:tab/>字段名称_</text:span><text:span text:style-name="T83">4</text:span><text:span text:style-name="T72">:</text:span><text:bookmark text:name="__DdeLink__8325_16314532861"/><text:span text:style-name="T25">问题责任人</text:span><text:span text:style-name="T26"> <text:s text:c="7"/></text:span><text:span text:style-name="T72">标签类型:</text:span><text:span text:style-name="T87">多选下拉</text:span><text:span text:style-name="T72"> 备选项:</text:span><text:span text:style-name="T87">组织结构用户</text:span><text:span text:style-name="T72"> 必填</text:span></text:p>
      <text:p text:style-name="P73"><text:span text:style-name="T72"><text:tab/><text:tab/><text:tab/><text:tab/>字段名称_</text:span><text:span text:style-name="T83">5</text:span><text:span text:style-name="T72">:</text:span><text:bookmark text:name="__DdeLink__8327_16314532861"/><text:span text:style-name="T25">问题来源</text:span><text:span text:style-name="T26"> <text:s text:c="20"/></text:span><text:span text:style-name="T72">标签类型:</text:span><text:span text:style-name="T83">单选下拉 必填 备选项(上周遗留,本周新增)</text:span></text:p>
      <text:p text:style-name="P67"/>
      <text:p text:style-name="P67"/>
      <text:p text:style-name="P24"><text:tab/><text:tab/><text:tab/><text:tab/></text:p>
      <text:p text:style-name="P13"><text:s text:c="13"/>发送模板<text:span text:style-name="T109">1:协助函,是否通报改为是,途径改为邮件,通报时间为那时的当前时间</text:span></text:p>
      <text:p text:style-name="P56"><text:span text:style-name="T1"><text:tab/><text:tab/><text:tab/>功能名称_</text:span><text:span text:style-name="T3">4</text:span>:问题受理 <text:s/>功能类型:编辑 <text:span text:style-name="T115">problemfeedback/v1/accept</text:span></text:p>
      <text:p text:style-name="P40"><text:span text:style-name="T72"><text:tab/><text:tab/><text:tab/><text:tab/>字段名称_</text:span><text:span text:style-name="T84">1</text:span><text:span text:style-name="T72">:</text:span><text:span text:style-name="T30">问</text:span><text:span text:style-name="T29">题跟进处</text:span><text:span text:style-name="T65">理计划完成时间 <text:s text:c="3"/></text:span><text:span text:style-name="T76">日期时间框(yyyy-MM-dd hh:mm:ss)</text:span></text:p>
      <text:p text:style-name="P40"><text:span text:style-name="T76"><text:tab/><text:tab/><text:tab/><text:tab/>字段名称_2:</text:span><text:span text:style-name="T31">意</text:span><text:span text:style-name="T29">见收集完</text:span><text:span text:style-name="T65">成时间 <text:s text:c="4"/></text:span><text:span text:style-name="T76"><text:s text:c="6"/>日期时间框(yyyy-MM-dd hh:mm:ss)</text:span></text:p>
      <text:p text:style-name="P25"><text:tab/><text:tab/><text:tab/><text:tab/></text:p>
      <text:p text:style-name="P40"><text:span text:style-name="T72"><text:s text:c="13"/>发送模板</text:span><text:span text:style-name="T84">3:</text:span><text:span text:style-name="T56">问题受理后的回复</text:span><text:span text:style-name="T70">函</text:span></text:p>
      <text:p text:style-name="P23"><text:tab/><text:tab/><text:tab/><text:tab/> <text:s/></text:p>
      <text:p text:style-name="P9"><text:tab/><text:tab/><text:span text:style-name="T17">导航名_</text:span><text:span text:style-name="T18">2</text:span><text:span text:style-name="T17">:已</text:span><text:span text:style-name="T19">受理的反馈</text:span></text:p>
      <text:p text:style-name="P22"><text:soft-page-break/><text:tab/><text:tab/><text:tab/><text:span text:style-name="T1">功能名字_1:</text:span>列表 <text:s/>功能类型:网格 (有网格) <text:span text:style-name="T115">receivedfeedback/v1/list</text:span></text:p>
      <text:p text:style-name="P52"><text:span text:style-name="T95"><text:tab/><text:tab/><text:tab/><text:tab/>字段名称_</text:span><text:span text:style-name="T97">1</text:span><text:span text:style-name="T95">:录入人</text:span></text:p>
      <text:p text:style-name="P51"/>
      <text:p text:style-name="P41"><text:span text:style-name="T72"><text:tab/><text:tab/><text:tab/><text:tab/>字段名称_</text:span><text:span text:style-name="T86">2</text:span><text:span text:style-name="T72">:</text:span><text:bookmark text:name="__DdeLink__25284_1631453286"/><text:span text:style-name="T25">问题编号</text:span><text:span text:style-name="T60">（对外）</text:span></text:p>
      <text:p text:style-name="P41"><text:span text:style-name="T72"><text:tab/><text:tab/><text:tab/><text:tab/>字段名称_</text:span><text:span text:style-name="T86">3</text:span><text:span text:style-name="T72">:</text:span><text:span text:style-name="T25">问题编号（对内</text:span><text:span text:style-name="T60">）</text:span></text:p>
      <text:p text:style-name="P41"><text:span text:style-name="T72"><text:tab/><text:tab/><text:tab/><text:tab/>字段名称_</text:span><text:span text:style-name="T86">4</text:span><text:span text:style-name="T72">:</text:span><text:span text:style-name="T25">事件（背</text:span><text:span text:style-name="T60">景）描述</text:span></text:p>
      <text:p text:style-name="P74"><text:span text:style-name="T72"><text:tab/><text:tab/><text:tab/><text:tab/>字段名称_</text:span><text:span text:style-name="T86">5</text:span><text:span text:style-name="T72">:</text:span><text:span text:style-name="T25">问题描述</text:span></text:p>
      <text:p text:style-name="P75"><text:span text:style-name="T27"><text:tab/><text:tab/><text:tab/><text:tab/>字段名称_</text:span><text:span text:style-name="T28">6</text:span><text:span text:style-name="T27">:</text:span><text:span text:style-name="T25">获取时间（问题提出时间</text:span><text:span text:style-name="T69">）</text:span></text:p>
      <text:p text:style-name="P75"><text:span text:style-name="T27"><text:tab/><text:tab/><text:tab/><text:tab/>字段名称_</text:span><text:span text:style-name="T28">7</text:span><text:span text:style-name="T27">:</text:span><text:span text:style-name="T25">是否通报</text:span></text:p>
      <text:p text:style-name="P75"><text:span text:style-name="T27"><text:tab/><text:tab/><text:tab/><text:tab/>字段名称_</text:span><text:span text:style-name="T28">8</text:span><text:span text:style-name="T27">:</text:span><text:span text:style-name="T25">通报时间</text:span></text:p>
      <text:p text:style-name="P75"><text:span text:style-name="T27"><text:tab/><text:tab/><text:tab/><text:tab/>字段名称_</text:span><text:span text:style-name="T28">9</text:span><text:span text:style-name="T27">:</text:span><text:span text:style-name="T25">通报途径</text:span></text:p>
      <text:p text:style-name="P75"><text:span text:style-name="T27"><text:tab/><text:tab/><text:tab/><text:tab/>字段名称_</text:span><text:span text:style-name="T28">10</text:span><text:span text:style-name="T27">:</text:span><text:span text:style-name="T29">问题受理所属部门</text:span></text:p>
      <text:p text:style-name="P75"><text:span text:style-name="T27"><text:tab/><text:tab/><text:tab/><text:tab/>字段名称_</text:span><text:span text:style-name="T28">11</text:span><text:span text:style-name="T27">:</text:span><text:span text:style-name="T29">问题受理所属模块</text:span></text:p>
      <text:p text:style-name="P75"><text:span text:style-name="T27"><text:tab/><text:tab/><text:tab/><text:tab/>字段名称_</text:span><text:span text:style-name="T28">12</text:span><text:span text:style-name="T27">:</text:span><text:span text:style-name="T29">问题受理人</text:span></text:p>
      <text:p text:style-name="P75"><text:span text:style-name="T27"><text:tab/><text:tab/><text:tab/><text:tab/>字段名称_</text:span><text:span text:style-name="T28">13</text:span><text:span text:style-name="T27">:</text:span><text:span text:style-name="T29">问题跟进</text:span><text:span text:style-name="T65">处理计划完成时间</text:span></text:p>
      <text:p text:style-name="P75"><text:span text:style-name="T27"><text:tab/><text:tab/><text:tab/><text:tab/>字段名称_</text:span><text:span text:style-name="T28">14</text:span><text:span text:style-name="T27">:</text:span><text:span text:style-name="T29">意见收集</text:span><text:span text:style-name="T65">完成时间</text:span></text:p>
      <text:p text:style-name="P75"><text:span text:style-name="T27"><text:tab/><text:tab/><text:tab/><text:tab/>字段名称_</text:span><text:span text:style-name="T28">15</text:span><text:span text:style-name="T27">:</text:span><text:span text:style-name="T25">期望处理时间</text:span></text:p>
      <text:p text:style-name="P75"><text:span text:style-name="T27"><text:tab/><text:tab/><text:tab/><text:tab/>字段名称_</text:span><text:span text:style-name="T28">16</text:span><text:span text:style-name="T27">:</text:span><text:span text:style-name="T25">问题类型</text:span></text:p>
      <text:p text:style-name="P61"><text:tab/><text:tab/><text:tab/></text:p>
      <text:p text:style-name="P62"/>
      <text:p text:style-name="P41"><text:span text:style-name="T72"><text:tab/><text:tab/><text:tab/><text:tab/>字段名称_</text:span><text:span text:style-name="T86">1</text:span><text:span text:style-name="T93">8</text:span><text:span text:style-name="T72">:</text:span><text:span text:style-name="T25">主功能</text:span></text:p>
      <text:p text:style-name="P41"><text:span text:style-name="T72"><text:tab/><text:tab/><text:tab/><text:tab/>字段名称_</text:span><text:span text:style-name="T86">1</text:span><text:span text:style-name="T93">9</text:span><text:span text:style-name="T72">:</text:span><text:span text:style-name="T25">关联相关</text:span><text:span text:style-name="T60">模块</text:span></text:p>
      <text:p text:style-name="P75"><text:span text:style-name="T61"><text:tab/><text:tab/><text:tab/><text:tab/>字段名称_</text:span><text:span text:style-name="T64">20</text:span><text:span text:style-name="T61">:</text:span><text:span text:style-name="T25">所属地区</text:span></text:p>
      <text:p text:style-name="P75"><text:span text:style-name="T61"><text:tab/><text:tab/><text:tab/><text:tab/>字段名称_</text:span><text:span text:style-name="T62">2</text:span><text:span text:style-name="T64">1</text:span><text:span text:style-name="T61">:</text:span><text:span text:style-name="T25">问题提出</text:span><text:span text:style-name="T69">人</text:span></text:p>
      <text:p text:style-name="P75"><text:span text:style-name="T61"><text:tab/><text:tab/><text:tab/><text:tab/>字段名称_</text:span><text:span text:style-name="T62">2</text:span><text:span text:style-name="T64">2</text:span><text:span text:style-name="T61">:</text:span><text:span text:style-name="T25">所属项目组</text:span><text:span text:style-name="T60">/</text:span><text:span text:style-name="T25">部门</text:span></text:p>
      <text:p text:style-name="P75"><text:span text:style-name="T61"><text:tab/><text:tab/><text:tab/><text:tab/>字段名称_</text:span><text:span text:style-name="T62">2</text:span><text:span text:style-name="T64">3</text:span><text:span text:style-name="T61">:</text:span><text:span text:style-name="T25">问题责任</text:span><text:span text:style-name="T69">人</text:span></text:p>
      <text:p text:style-name="P75"><text:span text:style-name="T61"><text:tab/><text:tab/><text:tab/><text:tab/>字段名称_</text:span><text:span text:style-name="T62">2</text:span><text:span text:style-name="T64">4</text:span><text:span text:style-name="T61">:</text:span><text:span text:style-name="T25">问题来源</text:span></text:p>
      <text:p text:style-name="P64"/>
      <text:p text:style-name="P75"><text:span text:style-name="T61"><text:tab/><text:tab/><text:tab/><text:tab/>字段名称_</text:span><text:span text:style-name="T62">2</text:span><text:span text:style-name="T64">5</text:span><text:span text:style-name="T61">:</text:span><text:span text:style-name="T25">优先级（</text:span><text:span text:style-name="T69">系统计算分值）</text:span></text:p>
      <text:p text:style-name="P75"><text:span text:style-name="T61"><text:tab/><text:tab/><text:tab/><text:tab/>字段名称_</text:span><text:span text:style-name="T62">2</text:span><text:span text:style-name="T64">6</text:span><text:span text:style-name="T61">:</text:span><text:span text:style-name="T25">优先级（</text:span><text:span text:style-name="T69">人工编辑）</text:span></text:p>
      <text:p text:style-name="P75"><text:span text:style-name="T30"><text:tab/><text:tab/><text:tab/><text:tab/>字段名称_</text:span><text:span text:style-name="T34">2</text:span><text:span text:style-name="T36">7:</text:span><text:span text:style-name="T29">非责任相关人意见</text:span><text:span text:style-name="T32">数(提供接口查询详情)</text:span></text:p>
      <text:p text:style-name="P75"><text:span text:style-name="T30"><text:tab/><text:tab/><text:tab/><text:tab/>字段名称_</text:span><text:span text:style-name="T34">2</text:span><text:span text:style-name="T36">8</text:span><text:span text:style-name="T30">:</text:span><text:span text:style-name="T58">一</text:span><text:span text:style-name="T57">线项目组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2</text:span><text:span text:style-name="T36">9</text:span><text:span text:style-name="T30">:</text:span><text:span text:style-name="T58">意</text:span><text:span text:style-name="T57">见提出人</text:span></text:p>
      <text:p text:style-name="P75"><text:span text:style-name="T30"><text:tab/><text:tab/><text:tab/><text:tab/>字段名称_</text:span><text:span text:style-name="T36">30</text:span><text:span text:style-name="T30">:</text:span><text:span text:style-name="T58">规</text:span><text:span text:style-name="T57">划模块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3</text:span><text:span text:style-name="T36">1</text:span><text:span text:style-name="T30">:</text:span><text:span text:style-name="T32">意</text:span><text:span text:style-name="T29">见提出</text:span><text:span text:style-name="T65">人</text:span></text:p>
      <text:p text:style-name="P75"><text:span text:style-name="T30"><text:tab/><text:tab/><text:tab/><text:tab/>字段名称_</text:span><text:span text:style-name="T34">3</text:span><text:span text:style-name="T36">2</text:span><text:span text:style-name="T30">:</text:span><text:span text:style-name="T58">综</text:span><text:span text:style-name="T57">合素养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3</text:span><text:span text:style-name="T36">3</text:span><text:span text:style-name="T30">:</text:span><text:span text:style-name="T32">意</text:span><text:span text:style-name="T29">见提出人</text:span></text:p>
      <text:p text:style-name="P75"><text:span text:style-name="T30"><text:tab/><text:tab/><text:tab/><text:tab/>字段名称_</text:span><text:span text:style-name="T34">3</text:span><text:span text:style-name="T36">4</text:span><text:span text:style-name="T30">:</text:span><text:span text:style-name="T58">商</text:span><text:span text:style-name="T57">务市场部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3</text:span><text:span text:style-name="T36">5</text:span><text:span text:style-name="T30">:</text:span><text:span text:style-name="T32">意</text:span><text:span text:style-name="T29">见提出</text:span><text:span text:style-name="T65">人</text:span></text:p>
      <text:p text:style-name="P75"><text:span text:style-name="T30"><text:tab/><text:tab/><text:tab/><text:tab/>字段名称_</text:span><text:span text:style-name="T34">3</text:span><text:span text:style-name="T36">6</text:span><text:span text:style-name="T30">:</text:span><text:span text:style-name="T58">资</text:span><text:span text:style-name="T57">金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3</text:span><text:span text:style-name="T36">7</text:span><text:span text:style-name="T30">:</text:span><text:span text:style-name="T32">意</text:span><text:span text:style-name="T29">见提出</text:span><text:span text:style-name="T65">人</text:span></text:p>
      <text:p text:style-name="P75"><text:span text:style-name="T30"><text:tab/><text:tab/><text:tab/><text:tab/>字段名称_</text:span><text:span text:style-name="T34">3</text:span><text:span text:style-name="T36">8</text:span><text:span text:style-name="T30">:</text:span><text:span text:style-name="T58">账</text:span><text:span text:style-name="T57">务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3</text:span><text:span text:style-name="T36">9</text:span><text:span text:style-name="T30">:</text:span><text:span text:style-name="T32">意</text:span><text:span text:style-name="T29">见提出</text:span><text:span text:style-name="T65">人</text:span></text:p>
      <text:p text:style-name="P75"><text:soft-page-break/><text:span text:style-name="T30"><text:tab/><text:tab/><text:tab/><text:tab/>字段名称_</text:span><text:span text:style-name="T37">40</text:span><text:span text:style-name="T30">:</text:span><text:span text:style-name="T58">预</text:span><text:span text:style-name="T57">算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4</text:span><text:span text:style-name="T37">1</text:span><text:span text:style-name="T30">:</text:span><text:span text:style-name="T32">意</text:span><text:span text:style-name="T29">见提出</text:span><text:span text:style-name="T65">人</text:span></text:p>
      <text:p text:style-name="P75"><text:span text:style-name="T30"><text:tab/><text:tab/><text:tab/><text:tab/>字段名称_</text:span><text:span text:style-name="T34">4</text:span><text:span text:style-name="T37">2</text:span><text:span text:style-name="T30">:</text:span><text:span text:style-name="T58">研</text:span><text:span text:style-name="T57">发部意见</text:span><text:span text:style-name="T71">-</text:span><text:span text:style-name="T57">建议描述</text:span></text:p>
      <text:p text:style-name="P75"><text:span text:style-name="T30"><text:tab/><text:tab/><text:tab/><text:tab/>字段名称_</text:span><text:span text:style-name="T34">4</text:span><text:span text:style-name="T37">3</text:span><text:span text:style-name="T30">:</text:span><text:span text:style-name="T32">意</text:span><text:span text:style-name="T29">见提出</text:span><text:span text:style-name="T65">人</text:span></text:p>
      <text:p text:style-name="P75"><text:span text:style-name="T30"><text:tab/><text:tab/><text:tab/><text:tab/>字段名称_</text:span><text:span text:style-name="T34">4</text:span><text:span text:style-name="T37">4</text:span><text:span text:style-name="T30">:</text:span><text:span text:style-name="T32">总</text:span><text:span text:style-name="T29">经办（公司宏观视角）意见</text:span><text:span text:style-name="T65">-</text:span><text:span text:style-name="T29">建议描述</text:span></text:p>
      <text:p text:style-name="P75"><text:span text:style-name="T30"><text:tab/><text:tab/><text:tab/><text:tab/>字段名称_</text:span><text:span text:style-name="T34">4</text:span><text:span text:style-name="T37">5</text:span><text:span text:style-name="T30">:</text:span><text:span text:style-name="T32">总</text:span><text:span text:style-name="T29">经办（</text:span><text:span text:style-name="T65">公司宏观视角）意见提出人</text:span></text:p>
      <text:p text:style-name="P51"/>
      <text:p text:style-name="P55"><text:tab/><text:tab/><text:tab/></text:p>
      <text:p text:style-name="P56"><text:span text:style-name="T1"><text:tab/><text:tab/><text:tab/><text:tab/>功能名称_</text:span><text:span text:style-name="T4">2</text:span>:提供建议 功能类型:编辑 <text:span text:style-name="T115">receivedfeedback/v1/advice</text:span></text:p>
      <text:p text:style-name="P1"><text:tab/><text:tab/><text:tab/><text:tab/></text:p>
      <text:p text:style-name="P14"><text:tab/><text:tab/><text:tab/><text:tab/>字段名称_1:身份选择<text:span text:style-name="T24"><text:tab/> <text:s text:c="6"/></text:span>标签类型:单选下拉 必填 <text:span text:style-name="T110">备选项(</text:span><text:span text:style-name="T99">非责任相关人/</text:span><text:span text:style-name="T102">一</text:span><text:span text:style-name="T103">线项目组/</text:span><text:span text:style-name="T102">规</text:span><text:span text:style-name="T103">划模块/</text:span><text:span text:style-name="T102">综</text:span><text:span text:style-name="T103">合素养/</text:span><text:span text:style-name="T102">商</text:span><text:span text:style-name="T103">务市场部/</text:span><text:span text:style-name="T102">资</text:span><text:span text:style-name="T103">金/</text:span><text:span text:style-name="T102">账</text:span><text:span text:style-name="T103">务/</text:span><text:span text:style-name="T102">预</text:span><text:span text:style-name="T103">算/</text:span><text:span text:style-name="T102">研</text:span><text:span text:style-name="T103">发部/</text:span><text:span text:style-name="T100">总</text:span><text:span text:style-name="T99">经办（公司宏观视角）</text:span><text:span text:style-name="T110">)</text:span> </text:p>
      <text:p text:style-name="P11"><text:tab/><text:tab/><text:tab/><text:tab/></text:p>
      <text:p text:style-name="P14"><text:tab/><text:tab/><text:tab/><text:tab/>字段名称_<text:span text:style-name="T110">2</text:span>:<text:span text:style-name="T95">意见</text:span><text:span text:style-name="T96"> <text:s text:c="7"/></text:span>标签类型:文本框 必填 </text:p>
      <text:p text:style-name="P14"/>
      <text:p text:style-name="P88"><text:tab/><text:tab/><text:tab/><text:span text:style-name="T1">功能名称_</text:span><text:span text:style-name="T15">3</text:span>:编辑优先级 功能类型:编辑 <text:span text:style-name="T116">receivedfeedback/v1/priority</text:span></text:p>
      <text:p text:style-name="P45"><text:span text:style-name="T72"><text:tab/><text:tab/><text:tab/><text:tab/>字段名称_1:</text:span><text:span text:style-name="T25">优先级（</text:span><text:span text:style-name="T69">人工编辑）</text:span><text:span text:style-name="T66"> <text:s/>标签类型:数字框 必填 正整数 </text:span><text:span text:style-name="T72"><text:tab/></text:span></text:p>
      <text:p text:style-name="P18"><text:tab/><text:tab/><text:tab/><text:tab/></text:p>
      <text:p text:style-name="P80"><text:span text:style-name="T1"><text:tab/><text:tab/><text:tab/>功能名称_</text:span><text:span text:style-name="T15">4</text:span>:最终解决方案录入 <text:s/>功能类型:编辑 <text:span text:style-name="T116">receivedfeedback/v1/solve</text:span></text:p>
      <text:p text:style-name="P2"><text:tab/><text:tab/><text:tab/><text:tab/></text:p>
      <text:p text:style-name="P42"><text:span text:style-name="T72"><text:tab/><text:tab/><text:tab/><text:tab/>字段名称_1:</text:span><text:span text:style-name="T29">最终解决</text:span><text:span text:style-name="T65">方案 <text:s/></text:span><text:span text:style-name="T66">标签类型:文本框 必填 </text:span><text:span text:style-name="T72"><text:tab/><text:tab/><text:tab/></text:span></text:p>
      <text:p text:style-name="P42"><text:span text:style-name="T72"><text:tab/><text:tab/><text:tab/><text:tab/>字段名称_</text:span><text:span text:style-name="T85">2</text:span><text:span text:style-name="T72">:</text:span><text:span text:style-name="T31">问</text:span><text:span text:style-name="T29">题解决</text:span><text:span text:style-name="T65">时间</text:span><text:span text:style-name="T27"> </text:span><text:span text:style-name="T26"><text:s/>日期时间框(yyyy-MM-dd hh:mm:ss) <text:s text:c="6"/></text:span></text:p>
      <text:p text:style-name="P9"><text:tab/><text:tab/><text:tab/></text:p>
      <text:p text:style-name="P9"/>
      <text:p text:style-name="P53"><text:span text:style-name="T17">导航名_</text:span><text:span text:style-name="T20">3</text:span><text:span text:style-name="T17">:</text:span><text:span text:style-name="T20">问题处理结果 </text:span></text:p>
      <text:p text:style-name="P88"><text:tab/><text:tab/><text:tab/><text:span text:style-name="T1">功能名字_1:</text:span>列表 <text:s/>功能类型:网格 (有网格) <text:span text:style-name="T116">problemresult/v1/list</text:span></text:p>
      <text:p text:style-name="P53"><text:span text:style-name="T95"><text:tab/><text:tab/><text:tab/><text:tab/>字段名称_</text:span><text:span text:style-name="T97">1</text:span><text:span text:style-name="T95">:录入人</text:span></text:p>
      <text:p text:style-name="P43"><text:span text:style-name="T72"><text:tab/><text:tab/><text:tab/><text:tab/>字段名称_</text:span><text:span text:style-name="T86">2</text:span><text:span text:style-name="T72">:</text:span><text:bookmark text:name="__DdeLink__25284_16314532861"/><text:span text:style-name="T25">问题编号</text:span><text:span text:style-name="T60">（对外）</text:span></text:p>
      <text:p text:style-name="P43"><text:span text:style-name="T72"><text:tab/><text:tab/><text:tab/><text:tab/>字段名称_</text:span><text:span text:style-name="T86">3</text:span><text:span text:style-name="T72">:</text:span><text:span text:style-name="T25">问题编号（对内</text:span><text:span text:style-name="T60">）</text:span></text:p>
      <text:p text:style-name="P43"><text:span text:style-name="T72"><text:tab/><text:tab/><text:tab/><text:tab/>字段名称_</text:span><text:span text:style-name="T86">4</text:span><text:span text:style-name="T72">:</text:span><text:span text:style-name="T25">事件（背</text:span><text:span text:style-name="T60">景）描述</text:span></text:p>
      <text:p text:style-name="P76"><text:span text:style-name="T72"><text:tab/><text:tab/><text:tab/><text:tab/>字段名称_</text:span><text:span text:style-name="T86">5</text:span><text:span text:style-name="T72">:</text:span><text:span text:style-name="T25">问题描述</text:span></text:p>
      <text:p text:style-name="P76"><text:span text:style-name="T27"><text:tab/><text:tab/><text:tab/><text:tab/>字段名称_</text:span><text:span text:style-name="T28">6</text:span><text:span text:style-name="T27">:</text:span><text:span text:style-name="T25">获取时间（问题提出时间</text:span><text:span text:style-name="T69">）</text:span></text:p>
      <text:p text:style-name="P76"><text:span text:style-name="T27"><text:tab/><text:tab/><text:tab/><text:tab/>字段名称_</text:span><text:span text:style-name="T28">7</text:span><text:span text:style-name="T27">:</text:span><text:span text:style-name="T25">是否通报</text:span></text:p>
      <text:p text:style-name="P76"><text:span text:style-name="T27"><text:tab/><text:tab/><text:tab/><text:tab/>字段名称_</text:span><text:span text:style-name="T28">8</text:span><text:span text:style-name="T27">:</text:span><text:span text:style-name="T25">通报时间</text:span></text:p>
      <text:p text:style-name="P76"><text:span text:style-name="T27"><text:tab/><text:tab/><text:tab/><text:tab/>字段名称_</text:span><text:span text:style-name="T28">9</text:span><text:span text:style-name="T27">:</text:span><text:span text:style-name="T25">通报途径</text:span></text:p>
      <text:p text:style-name="P76"><text:span text:style-name="T27"><text:tab/><text:tab/><text:tab/><text:tab/>字段名称_</text:span><text:span text:style-name="T28">10</text:span><text:span text:style-name="T27">:</text:span><text:span text:style-name="T29">问题受理所属部门</text:span></text:p>
      <text:p text:style-name="P76"><text:span text:style-name="T27"><text:tab/><text:tab/><text:tab/><text:tab/>字段名称_</text:span><text:span text:style-name="T28">11</text:span><text:span text:style-name="T27">:</text:span><text:span text:style-name="T29">问题受理所属模块</text:span></text:p>
      <text:p text:style-name="P76"><text:span text:style-name="T27"><text:tab/><text:tab/><text:tab/><text:tab/>字段名称_</text:span><text:span text:style-name="T28">12</text:span><text:span text:style-name="T27">:</text:span><text:span text:style-name="T29">问题受理人</text:span></text:p>
      <text:p text:style-name="P76"><text:span text:style-name="T27"><text:tab/><text:tab/><text:tab/><text:tab/>字段名称_</text:span><text:span text:style-name="T28">13</text:span><text:span text:style-name="T27">:</text:span><text:span text:style-name="T29">问题跟进</text:span><text:span text:style-name="T65">处理计划完成时间</text:span></text:p>
      <text:p text:style-name="P76"><text:span text:style-name="T27"><text:tab/><text:tab/><text:tab/><text:tab/>字段名称_</text:span><text:span text:style-name="T28">14</text:span><text:span text:style-name="T27">:</text:span><text:span text:style-name="T29">意见收集</text:span><text:span text:style-name="T65">完成时间</text:span></text:p>
      <text:p text:style-name="P76"><text:span text:style-name="T27"><text:tab/><text:tab/><text:tab/><text:tab/>字段名称_</text:span><text:span text:style-name="T28">15</text:span><text:span text:style-name="T27">:</text:span><text:span text:style-name="T25">期望处理时间</text:span></text:p>
      <text:p text:style-name="P76"><text:span text:style-name="T27"><text:tab/><text:tab/><text:tab/><text:tab/>字段名称_</text:span><text:span text:style-name="T28">16</text:span><text:span text:style-name="T27">:</text:span><text:span text:style-name="T25">问题类型</text:span></text:p>
      <text:p text:style-name="P63"/>
      <text:p text:style-name="P43"><text:span text:style-name="T72"><text:tab/><text:tab/><text:tab/><text:tab/>字段名称_</text:span><text:span text:style-name="T86">17</text:span><text:span text:style-name="T72">:</text:span><text:span text:style-name="T25">主功能</text:span></text:p>
      <text:p text:style-name="P43"><text:span text:style-name="T72"><text:tab/><text:tab/><text:tab/><text:tab/>字段名称_</text:span><text:span text:style-name="T86">18</text:span><text:span text:style-name="T72">:</text:span><text:span text:style-name="T25">关联相关</text:span><text:span text:style-name="T60">模块</text:span></text:p>
      <text:p text:style-name="P76"><text:span text:style-name="T61"><text:tab/><text:tab/><text:tab/><text:tab/>字段名称_</text:span><text:span text:style-name="T62">19</text:span><text:span text:style-name="T61">:</text:span><text:span text:style-name="T25">所属地区</text:span></text:p>
      <text:p text:style-name="P76"><text:soft-page-break/><text:span text:style-name="T61"><text:tab/><text:tab/><text:tab/><text:tab/>字段名称_</text:span><text:span text:style-name="T62">20</text:span><text:span text:style-name="T61">:</text:span><text:span text:style-name="T25">问题提出</text:span><text:span text:style-name="T69">人</text:span></text:p>
      <text:p text:style-name="P76"><text:span text:style-name="T61"><text:tab/><text:tab/><text:tab/><text:tab/>字段名称_</text:span><text:span text:style-name="T62">21</text:span><text:span text:style-name="T61">:</text:span><text:span text:style-name="T25">所属项目组</text:span><text:span text:style-name="T60">/</text:span><text:span text:style-name="T25">部门</text:span></text:p>
      <text:p text:style-name="P76"><text:span text:style-name="T61"><text:tab/><text:tab/><text:tab/><text:tab/>字段名称_</text:span><text:span text:style-name="T62">22</text:span><text:span text:style-name="T61">:</text:span><text:span text:style-name="T25">问题责任</text:span><text:span text:style-name="T69">人</text:span></text:p>
      <text:p text:style-name="P76"><text:span text:style-name="T61"><text:tab/><text:tab/><text:tab/><text:tab/>字段名称_</text:span><text:span text:style-name="T62">23</text:span><text:span text:style-name="T61">:</text:span><text:span text:style-name="T25">问题来源</text:span></text:p>
      <text:p text:style-name="P76"><text:span text:style-name="T61"><text:tab/><text:tab/><text:tab/><text:tab/>字段名称_</text:span><text:span text:style-name="T62">24</text:span><text:span text:style-name="T61">:</text:span><text:span text:style-name="T25">优先级（</text:span><text:span text:style-name="T69">系统计算分值）</text:span></text:p>
      <text:p text:style-name="P76"><text:span text:style-name="T61"><text:tab/><text:tab/><text:tab/><text:tab/>字段名称_</text:span><text:span text:style-name="T62">25</text:span><text:span text:style-name="T61">:</text:span><text:span text:style-name="T25">优先级（</text:span><text:span text:style-name="T69">人工编辑）</text:span></text:p>
      <text:p text:style-name="P77"><text:span text:style-name="T30"><text:tab/><text:tab/><text:tab/><text:tab/></text:span><text:bookmark-start text:name="__DdeLink__2046_1026917245"/><text:span text:style-name="T61">字段名称_</text:span><text:span text:style-name="T62">2</text:span><text:span text:style-name="T63">6</text:span><text:span text:style-name="T61">:</text:span><text:span text:style-name="T32">最</text:span><text:span text:style-name="T29">终解决方</text:span><text:span text:style-name="T65">案</text:span></text:p>
      <text:p text:style-name="P77"><text:span text:style-name="T30"><text:tab/><text:tab/><text:tab/><text:tab/></text:span><text:span text:style-name="T61">字段名称_</text:span><text:span text:style-name="T62">2</text:span><text:span text:style-name="T63">7</text:span><text:span text:style-name="T61">:</text:span><text:span text:style-name="T32">最</text:span><text:span text:style-name="T29">终解决方案确</text:span><text:span text:style-name="T65">定时间</text:span></text:p>
      <text:p text:style-name="P77"><text:span text:style-name="T30"><text:tab/><text:tab/><text:tab/><text:tab/></text:span><text:span text:style-name="T61">字段名称_</text:span><text:span text:style-name="T62">2</text:span><text:span text:style-name="T63">8</text:span><text:span text:style-name="T61">:</text:span><text:span text:style-name="T32">问</text:span><text:span text:style-name="T29">题解决时间</text:span></text:p>
      <text:p text:style-name="P77"><text:span text:style-name="T30"><text:tab/><text:tab/><text:tab/><text:tab/></text:span><text:span text:style-name="T61">字段名称_</text:span><text:span text:style-name="T62">2</text:span><text:span text:style-name="T63">9</text:span><text:span text:style-name="T61">:</text:span><text:span text:style-name="T32">当</text:span><text:span text:style-name="T29">事人是否确认</text:span><text:span text:style-name="T65">处理完成</text:span></text:p>
      <text:p text:style-name="P77"><text:span text:style-name="T30"><text:tab/><text:tab/><text:tab/><text:tab/></text:span><text:span text:style-name="T61">字段名称_</text:span><text:span text:style-name="T63">30</text:span><text:span text:style-name="T61">:</text:span><text:span text:style-name="T7">当</text:span><text:span text:style-name="T6">事人确认</text:span><text:span text:style-name="T13">意见</text:span></text:p>
      <text:p text:style-name="P77"><text:span text:style-name="T30"><text:tab/><text:tab/><text:tab/><text:tab/></text:span><text:span text:style-name="T61">字段名称_</text:span><text:span text:style-name="T63">31</text:span><text:span text:style-name="T61">:</text:span><text:span text:style-name="T32">其</text:span><text:span text:style-name="T29">他模块</text:span><text:span text:style-name="T65">意见数</text:span></text:p>
      <text:p text:style-name="P77"><text:span text:style-name="T30"><text:tab/><text:tab/><text:tab/><text:tab/></text:span><text:span text:style-name="T61">字段名称_</text:span><text:span text:style-name="T63">32</text:span><text:span text:style-name="T61">:</text:span><text:span text:style-name="T32">是</text:span><text:span text:style-name="T29">否需要</text:span><text:span text:style-name="T65">协调</text:span></text:p>
      <text:p text:style-name="P77"><text:span text:style-name="T30"><text:tab/><text:tab/><text:tab/><text:tab/></text:span><text:span text:style-name="T61">字段名称_</text:span><text:span text:style-name="T63">33</text:span><text:span text:style-name="T61">:</text:span><text:span text:style-name="T32">协</text:span><text:span text:style-name="T29">调结果</text:span></text:p>
      <text:p text:style-name="P77"><text:span text:style-name="T30"><text:tab/><text:tab/><text:tab/><text:tab/></text:span><text:span text:style-name="T61">字段名称_</text:span><text:span text:style-name="T63">34</text:span><text:span text:style-name="T61">:</text:span><text:span text:style-name="T32">问</text:span><text:span text:style-name="T29">题处理</text:span><text:span text:style-name="T65">结果</text:span><text:bookmark-end text:name="__DdeLink__2046_1026917245"/></text:p>
      <text:p text:style-name="P65"/>
      <text:p text:style-name="P80"><text:tab/><text:tab/><text:tab/><text:span text:style-name="T1">功能名称_</text:span><text:span text:style-name="T4">2</text:span>:当事人确认 <text:s/>功能类型:编辑 <text:span text:style-name="T116">problemresult/v1/party</text:span></text:p>
      <text:p text:style-name="P3"><text:tab/><text:tab/><text:tab/><text:tab/></text:p>
      <text:p text:style-name="P15"><text:tab/><text:tab/><text:tab/><text:tab/>字段名称_1:当事人确认是否处理完成<text:span text:style-name="T24"><text:tab/> <text:s text:c="6"/></text:span>标签类型:单选下拉 必填 <text:span text:style-name="T110">备选项(</text:span><text:span text:style-name="T99">是/否</text:span><text:span text:style-name="T110">)</text:span> </text:p>
      <text:p text:style-name="P15"><text:tab/><text:tab/><text:tab/><text:tab/></text:p>
      <text:p text:style-name="P15"><text:tab/><text:tab/><text:tab/><text:tab/>字段名称_<text:span text:style-name="T110">2</text:span>:当事人确认<text:span text:style-name="T95">意见</text:span><text:span text:style-name="T96"> <text:s text:c="7"/></text:span>标签类型:文本框 必填 </text:p>
      <text:p text:style-name="P83"><text:span text:style-name="T2"><text:tab/><text:tab/><text:tab/>功能名称_</text:span><text:span text:style-name="T5">3</text:span><text:span text:style-name="T72">:</text:span><text:span text:style-name="T30">确认是否需要协调</text:span><text:span text:style-name="T72"> <text:s/>功能类型:编辑 </text:span><text:span text:style-name="T94">problemresult/v1/coordinate</text:span></text:p>
      <text:p text:style-name="P3"><text:tab/><text:tab/><text:tab/><text:tab/></text:p>
      <text:p text:style-name="P46"><text:span text:style-name="T72"><text:tab/><text:tab/><text:tab/><text:tab/>字段名称_1:受理人确认是否</text:span><text:span text:style-name="T30">需要协调</text:span><text:span text:style-name="T65"> <text:s/></text:span><text:span text:style-name="T67"><text:s text:c="2"/></text:span><text:span text:style-name="T66">标签类型:单选下拉 必填 </text:span><text:span text:style-name="T68">备选项(</text:span><text:span text:style-name="T33">是/否</text:span><text:span text:style-name="T68">)</text:span><text:span text:style-name="T72"><text:tab/></text:span></text:p>
      <text:p text:style-name="P46"><text:span text:style-name="T72"><text:tab/><text:tab/><text:tab/><text:tab/>如果选择否</text:span><text:span text:style-name="T88">(问题处理结果标记为已处理,</text:span><text:span text:style-name="T35">最</text:span><text:span text:style-name="T29">终解决方案确</text:span><text:span text:style-name="T65">定时间计为当前时间</text:span><text:span text:style-name="T88">)</text:span></text:p>
      <text:p text:style-name="P47"><text:span text:style-name="T72"><text:tab/><text:tab/><text:tab/><text:tab/>如果选择是</text:span><text:span text:style-name="T88">(问题处理结果标记为待处理)</text:span></text:p>
      <text:p text:style-name="P19"><text:tab/></text:p>
      <text:p text:style-name="P16"><text:tab/><text:tab/><text:tab/><text:span text:style-name="T1">功能名称_</text:span><text:span text:style-name="T14">4</text:span>:<text:span text:style-name="T98">其他模块意见</text:span> <text:s/>功能类型:编辑</text:p>
      <text:p text:style-name="P4"><text:tab/><text:tab/><text:tab/><text:tab/></text:p>
      <text:p text:style-name="P16"><text:tab/><text:tab/><text:tab/><text:tab/>字段名称_1:身份选择<text:span text:style-name="T24"><text:tab/> <text:s text:c="6"/></text:span>标签类型:单选下拉 必填 <text:span text:style-name="T110">备选项(</text:span><text:span text:style-name="T99">组织结构模块接口</text:span><text:span text:style-name="T110">)</text:span> </text:p>
      <text:p text:style-name="P16"><text:tab/><text:tab/><text:tab/><text:tab/></text:p>
      <text:p text:style-name="P16"><text:tab/><text:tab/><text:tab/><text:tab/>字段名称_<text:span text:style-name="T110">2</text:span>:<text:span text:style-name="T95">意见</text:span><text:span text:style-name="T96"> <text:s text:c="7"/></text:span>标签类型:文本框 必填 </text:p>
      <text:p text:style-name="P88"><text:tab/><text:tab/><text:tab/><text:span text:style-name="T1">功能名称_</text:span><text:span text:style-name="T14">5:协调结果 <text:s/></text:span><text:span text:style-name="T16">problemresult/v1/result</text:span></text:p>
      <text:p text:style-name="P16"><text:span text:style-name="T14"><text:s text:c="13"/></text:span>字段名称_<text:span text:style-name="T110">2</text:span>:<text:span text:style-name="T95">协调结果</text:span><text:span text:style-name="T96"> <text:s text:c="7"/></text:span>标签类型:文本框 必填 </text:p>
      <text:p text:style-name="P19"><text:span text:style-name="T111"><text:tab/><text:tab/><text:tab/><text:tab/>(问题处理结果标记为已处理,</text:span><text:span text:style-name="T101">最</text:span><text:span text:style-name="T98">终解决方案确</text:span><text:span text:style-name="T105">定时间计为当前时间</text:span><text:span text:style-name="T111">)</text:span></text:p>
      <text:p text:style-name="P16"/>
      <text:p text:style-name="P54"><text:span text:style-name="T22">导航下拉名_</text:span><text:span text:style-name="T23">2</text:span><text:span text:style-name="T22">:基本信息设置</text:span></text:p>
      <text:p text:style-name="P48"><text:span text:style-name="T72"><text:tab/><text:tab/></text:span><text:span text:style-name="T89">导航名_1:问题编码规则</text:span></text:p>
      <text:p text:style-name="P84"><text:span text:style-name="T49"><text:tab/><text:tab/><text:tab/><text:tab/></text:span><text:span text:style-name="T8">功能名字_1:</text:span><text:span text:style-name="T49">列表 <text:s/>功能类型:网格 (有网格) </text:span><text:span text:style-name="T52">problemcoderule/v1/list</text:span></text:p>
      <text:p text:style-name="P58"><text:tab/><text:tab/><text:tab/><text:tab/><text:tab/><text:bookmark-start text:name="__DdeLink__1866_1958940210"/>字段名称_1:地区</text:p>
      <text:p text:style-name="P36"><text:span text:style-name="T72"><text:tab/><text:tab/><text:tab/><text:tab/><text:tab/>字段名称_2:</text:span><text:span text:style-name="T39">项目组/部门</text:span></text:p>
      <text:p text:style-name="P36"><text:span text:style-name="T72"><text:tab/><text:tab/><text:tab/><text:tab/><text:tab/>字段名称_3:</text:span><text:span text:style-name="T39">模块</text:span></text:p>
      <text:p text:style-name="P69"><text:span text:style-name="T72"><text:tab/><text:tab/><text:tab/><text:tab/><text:tab/>字段名称_</text:span><text:span text:style-name="T73">4</text:span><text:span text:style-name="T72">:</text:span><text:span text:style-name="T39">问题编码规则</text:span><text:span text:style-name="T40">(问题)</text:span></text:p>
      <text:p text:style-name="P36"><text:span text:style-name="T72"><text:tab/><text:tab/><text:tab/><text:tab/><text:tab/>字段名称_</text:span><text:span text:style-name="T73">5</text:span><text:span text:style-name="T72">:</text:span><text:span text:style-name="T39">问题编码规则</text:span><text:span text:style-name="T40">(受理)</text:span></text:p>
      <text:p text:style-name="P36"><text:span text:style-name="T72"><text:tab/><text:tab/><text:tab/><text:tab/><text:tab/>字段名称_</text:span><text:span text:style-name="T74">6</text:span><text:span text:style-name="T72">:</text:span><text:span text:style-name="T39">问题编码固定规则</text:span><text:bookmark-end text:name="__DdeLink__1866_1958940210"/></text:p>
      <text:p text:style-name="P27"><text:tab/><text:tab/><text:tab/><text:tab/></text:p>
      <text:p text:style-name="P28"><text:soft-page-break/><text:tab/><text:tab/><text:tab/></text:p>
      <text:p text:style-name="P89"><text:span text:style-name="T43"><text:tab/><text:tab/><text:tab/><text:tab/></text:span><text:span text:style-name="T11">功能名字_</text:span><text:span text:style-name="T12">2</text:span><text:span text:style-name="T11">:编辑</text:span><text:span text:style-name="T39"> <text:s/>功能类型:网格 (有网格) </text:span><text:span text:style-name="T47">problemcoderule/v1/edit</text:span></text:p>
      <text:p text:style-name="P59"><text:tab/><text:tab/><text:tab/><text:tab/></text:p>
      <text:p text:style-name="P70"><text:span text:style-name="T72"><text:tab/><text:tab/><text:tab/><text:tab/><text:tab/>字段名称_</text:span><text:span text:style-name="T90">1</text:span><text:span text:style-name="T72">:</text:span><text:span text:style-name="T39">问题编码规则</text:span><text:span text:style-name="T40">(问题) <text:s text:c="4"/></text:span><text:span text:style-name="T39">标签类型:</text:span><text:span text:style-name="T42"> 文本</text:span><text:span text:style-name="T43">框 必填</text:span></text:p>
      <text:p text:style-name="P37"><text:span text:style-name="T72"><text:tab/><text:tab/><text:tab/><text:tab/><text:tab/>字段名称_</text:span><text:span text:style-name="T90">2</text:span><text:span text:style-name="T72">:</text:span><text:span text:style-name="T39">问题编码规则</text:span><text:span text:style-name="T40">(受理) <text:s text:c="4"/>标签类型:</text:span><text:span text:style-name="T42">文本</text:span><text:span text:style-name="T43">框 必填</text:span></text:p>
      <text:p text:style-name="P26"/>
      <text:p text:style-name="P26"/>
      <text:p text:style-name="P17"><text:span text:style-name="T17"><text:tab/><text:tab/>导航名_</text:span><text:span text:style-name="T21">2</text:span><text:span text:style-name="T17">:</text:span><text:span text:style-name="T21">各模块关联明细</text:span></text:p>
      <text:p text:style-name="P85"><text:span text:style-name="T8"><text:tab/><text:tab/><text:tab/><text:tab/>功能名字_1:</text:span><text:span text:style-name="T49">列表 <text:s/>功能类型:网格 (有网格) </text:span><text:span text:style-name="T53">relevancydetail/v1/list</text:span></text:p>
      <text:p text:style-name="P60"><text:tab/><text:tab/><text:tab/><text:tab/><text:tab/><text:bookmark-start text:name="__DdeLink__1871_1958940210"/>字段名称_1:<text:span text:style-name="T113">主模板</text:span></text:p>
      <text:p text:style-name="P38"><text:span text:style-name="T72"><text:tab/><text:tab/><text:tab/><text:tab/><text:tab/>字段名称_2:</text:span><text:span text:style-name="T39">主功能</text:span></text:p>
      <text:p text:style-name="P38"><text:span text:style-name="T72"><text:tab/><text:tab/><text:tab/><text:tab/><text:tab/>字段名称_3:</text:span><text:span text:style-name="T39">规划</text:span><text:span text:style-name="T44">&amp;福利</text:span></text:p>
      <text:p text:style-name="P71"><text:span text:style-name="T72"><text:tab/><text:tab/><text:tab/><text:tab/><text:tab/>字段名称_</text:span><text:span text:style-name="T73">4</text:span><text:span text:style-name="T72">:</text:span><text:span text:style-name="T39">素养</text:span></text:p>
      <text:p text:style-name="P38"><text:span text:style-name="T72"><text:tab/><text:tab/><text:tab/><text:tab/><text:tab/>字段名称_</text:span><text:span text:style-name="T73">5</text:span><text:span text:style-name="T72">:</text:span><text:span text:style-name="T40">账务模块</text:span></text:p>
      <text:p text:style-name="P71"><text:span text:style-name="T39"><text:tab/><text:tab/><text:tab/><text:tab/><text:tab/>字段名称_</text:span><text:span text:style-name="T41">6</text:span><text:span text:style-name="T39">:资金模块</text:span></text:p>
      <text:p text:style-name="P71"><text:span text:style-name="T39"><text:tab/><text:tab/><text:tab/><text:tab/><text:tab/>字段名称_</text:span><text:span text:style-name="T44">7</text:span><text:span text:style-name="T39">:预算模块</text:span></text:p>
      <text:p text:style-name="P38"><text:span text:style-name="T72"><text:tab/><text:tab/><text:tab/><text:tab/><text:tab/>字段名称_</text:span><text:span text:style-name="T91">8</text:span><text:span text:style-name="T72">:客户模块</text:span></text:p>
      <text:p text:style-name="P38"><text:span text:style-name="T72"><text:tab/><text:tab/><text:tab/><text:tab/><text:tab/>字段名称_</text:span><text:span text:style-name="T91">9</text:span><text:span text:style-name="T72">:业务模块</text:span></text:p>
      <text:p text:style-name="P49"><text:span text:style-name="T78"><text:tab/><text:tab/><text:tab/><text:tab/><text:tab/>字段名称_</text:span><text:span text:style-name="T80">10</text:span><text:span text:style-name="T78">:进度模块</text:span><text:bookmark-end text:name="__DdeLink__1871_1958940210"/></text:p>
      <text:p text:style-name="P94"><text:span text:style-name="T78"><text:tab/><text:tab/><text:tab/></text:span><text:span text:style-name="T8">功能名字_</text:span><text:span text:style-name="T9">2</text:span><text:span text:style-name="T8">:添加</text:span><text:span text:style-name="T49"> <text:s/>功能类型:网格 (有网格) </text:span><text:span text:style-name="T55">relevancydetail/v1/add</text:span></text:p>
      <text:p text:style-name="P81"><text:tab/><text:tab/><text:tab/><text:tab/><text:tab/><text:bookmark-start text:name="__DdeLink__1871_19589402101"/>字段名称_1:<text:span text:style-name="T113">主模板 <text:s text:c="30"/>标签类型：文本框 <text:s/>必填</text:span></text:p>
      <text:p text:style-name="P90"><text:span text:style-name="T72"><text:tab/><text:tab/><text:tab/><text:tab/><text:tab/>字段名称_2:</text:span><text:span text:style-name="T39">主功能 <text:s text:c="11"/></text:span><text:span text:style-name="T44">标签类型：文本框 <text:s/>必填</text:span></text:p>
      <text:p text:style-name="P90"><text:span text:style-name="T72"><text:tab/><text:tab/><text:tab/><text:tab/><text:tab/>字段名称_3:</text:span><text:span text:style-name="T39">规划</text:span><text:span text:style-name="T44">&amp;福利 <text:s text:c="8"/>标签类型：文本框 <text:s/></text:span></text:p>
      <text:p text:style-name="P86"><text:span text:style-name="T72"><text:tab/><text:tab/><text:tab/><text:tab/><text:tab/>字段名称_</text:span><text:span text:style-name="T73">4</text:span><text:span text:style-name="T72">:</text:span><text:span text:style-name="T39">素养 <text:s text:c="34"/></text:span><text:span text:style-name="T44">标签类型：文本框 <text:s/></text:span></text:p>
      <text:p text:style-name="P90"><text:span text:style-name="T72"><text:tab/><text:tab/><text:tab/><text:tab/><text:tab/>字段名称_</text:span><text:span text:style-name="T73">5</text:span><text:span text:style-name="T72">:</text:span><text:span text:style-name="T40">账务模块 <text:s text:c="9"/></text:span><text:span text:style-name="T44">标签类型：文本框 <text:s/></text:span></text:p>
      <text:p text:style-name="P86"><text:span text:style-name="T39"><text:tab/><text:tab/><text:tab/><text:tab/><text:tab/>字段名称_</text:span><text:span text:style-name="T41">6</text:span><text:span text:style-name="T39">:资金模块 <text:s text:c="25"/></text:span><text:span text:style-name="T44">标签类型：文本框 </text:span></text:p>
      <text:p text:style-name="P86"><text:span text:style-name="T39"><text:tab/><text:tab/><text:tab/><text:tab/><text:tab/>字段名称_</text:span><text:span text:style-name="T44">7</text:span><text:span text:style-name="T39">:预算模块 <text:s text:c="24"/></text:span><text:span text:style-name="T44">标签类型：文本框 <text:s/></text:span></text:p>
      <text:p text:style-name="P90"><text:span text:style-name="T72"><text:tab/><text:tab/><text:tab/><text:tab/><text:tab/>字段名称_</text:span><text:span text:style-name="T91">8</text:span><text:span text:style-name="T72">:客户模块 <text:s text:c="8"/></text:span><text:span text:style-name="T44">标签类型：文本框 <text:s/></text:span></text:p>
      <text:p text:style-name="P90"><text:span text:style-name="T72"><text:tab/><text:tab/><text:tab/><text:tab/><text:tab/>字段名称_</text:span><text:span text:style-name="T91">9</text:span><text:span text:style-name="T72">:业务模块 <text:s text:c="9"/></text:span><text:span text:style-name="T44">标签类型：文本框 <text:s/></text:span></text:p>
      <text:p text:style-name="P93"><text:span text:style-name="T78"><text:tab/><text:tab/><text:tab/><text:tab/><text:tab/>字段名称_</text:span><text:span text:style-name="T80">10</text:span><text:span text:style-name="T78">:进度模块</text:span><text:bookmark-end text:name="__DdeLink__1871_19589402101"/><text:span text:style-name="T78"> <text:s text:c="8"/></text:span><text:span text:style-name="T54">标签类型：文本框 </text:span></text:p>
      <text:p text:style-name="P94"><text:span text:style-name="T54"><text:tab/><text:tab/><text:tab/></text:span><text:span text:style-name="T8">功能名字_</text:span><text:span text:style-name="T10">3</text:span><text:span text:style-name="T8">:编辑</text:span><text:span text:style-name="T49"> <text:s/>功能类型:网格 (有网格)</text:span><text:span text:style-name="T55">relevancydetail/v1/edit</text:span></text:p>
      <text:p text:style-name="P82"><text:tab/><text:tab/><text:tab/><text:tab/><text:tab/><text:bookmark-start text:name="__DdeLink__1871_195894021011"/>字段名称_1:<text:span text:style-name="T113">主模板 <text:s text:c="30"/>标签类型：文本框 <text:s/>必填</text:span></text:p>
      <text:p text:style-name="P91"><text:span text:style-name="T72"><text:tab/><text:tab/><text:tab/><text:tab/><text:tab/>字段名称_2:</text:span><text:span text:style-name="T39">主功能 <text:s text:c="11"/></text:span><text:span text:style-name="T44">标签类型：文本框 <text:s/>必填</text:span></text:p>
      <text:p text:style-name="P91"><text:span text:style-name="T72"><text:tab/><text:tab/><text:tab/><text:tab/><text:tab/>字段名称_3:</text:span><text:span text:style-name="T39">规划</text:span><text:span text:style-name="T44">&amp;福利 <text:s text:c="8"/>标签类型：文本框 <text:s/></text:span></text:p>
      <text:p text:style-name="P87"><text:span text:style-name="T72"><text:tab/><text:tab/><text:tab/><text:tab/><text:tab/>字段名称_</text:span><text:span text:style-name="T73">4</text:span><text:span text:style-name="T72">:</text:span><text:span text:style-name="T39">素养 <text:s text:c="34"/></text:span><text:span text:style-name="T44">标签类型：文本框 <text:s/></text:span></text:p>
      <text:p text:style-name="P91"><text:span text:style-name="T72"><text:tab/><text:tab/><text:tab/><text:tab/><text:tab/>字段名称_</text:span><text:span text:style-name="T73">5</text:span><text:span text:style-name="T72">:</text:span><text:span text:style-name="T40">账务模块 <text:s text:c="9"/></text:span><text:span text:style-name="T44">标签类型：文本框 <text:s/></text:span></text:p>
      <text:p text:style-name="P87"><text:span text:style-name="T39"><text:tab/><text:tab/><text:tab/><text:tab/><text:tab/>字段名称_</text:span><text:span text:style-name="T41">6</text:span><text:span text:style-name="T39">:资金模块 <text:s text:c="25"/></text:span><text:span text:style-name="T44">标签类型：文本框 </text:span></text:p>
      <text:p text:style-name="P87"><text:span text:style-name="T39"><text:tab/><text:tab/><text:tab/><text:tab/><text:tab/>字段名称_</text:span><text:span text:style-name="T44">7</text:span><text:span text:style-name="T39">:预算模块 <text:s text:c="24"/></text:span><text:span text:style-name="T44">标签类型：文本框 <text:s/></text:span></text:p>
      <text:p text:style-name="P91"><text:span text:style-name="T72"><text:tab/><text:tab/><text:tab/><text:tab/><text:tab/>字段名称_</text:span><text:span text:style-name="T91">8</text:span><text:span text:style-name="T72">:客户模块 <text:s text:c="8"/></text:span><text:span text:style-name="T44">标签类型：文本框 <text:s/></text:span></text:p>
      <text:p text:style-name="P91"><text:span text:style-name="T72"><text:tab/><text:tab/><text:tab/><text:tab/><text:tab/>字段名称_</text:span><text:span text:style-name="T91">9</text:span><text:span text:style-name="T72">:业务模块 <text:s text:c="9"/></text:span><text:span text:style-name="T44">标签类型：文本框 <text:s/></text:span></text:p>
      <text:p text:style-name="P93"><text:span text:style-name="T49"><text:tab/><text:tab/><text:tab/><text:tab/><text:tab/>字段名称_</text:span><text:span text:style-name="T54">10</text:span><text:span text:style-name="T49">:进度模块</text:span><text:bookmark-end text:name="__DdeLink__1871_195894021011"/><text:span text:style-name="T49"> <text:s text:c="8"/></text:span><text:span text:style-name="T54">标签类型：文本框 </text:span></text:p>
      <text:p text:style-name="P94"><text:span text:style-name="T54"><text:tab/><text:tab/><text:tab/></text:span><text:span text:style-name="T8">功能名字_</text:span><text:span text:style-name="T10">4</text:span><text:span text:style-name="T8">:删除</text:span><text:span text:style-name="T49"> <text:s/>功能类型:网格 (有网格) </text:span><text:span text:style-name="T55">relevancydetail/v1/delete/{id}</text:span></text:p>
      <text:p text:style-name="P93"><text:span text:style-name="T54"/></text:p>
      <text:p text:style-name="P93"><text:span text:style-name="T54"><text:s/></text:span></text:p>
      <text:p text:style-name="P26"/>
      <text:p text:style-name="P17"><text:span text:style-name="T17"><text:tab/><text:tab/>导航名_</text:span><text:span text:style-name="T21">3</text:span><text:span text:style-name="T17">:</text:span><text:span text:style-name="T21">各类沟通模板</text:span></text:p>
      <text:p text:style-name="P85"><text:span text:style-name="T8"><text:tab/><text:tab/><text:tab/><text:tab/></text:span><text:bookmark-start text:name="__DdeLink__1873_1958940210"/><text:span text:style-name="T8">功能名字_1:</text:span><text:span text:style-name="T49">列表 <text:s/>功能类型:网格 (有网格) </text:span><text:span text:style-name="T53">connect/v1/list</text:span></text:p>
      <text:p text:style-name="P60"><text:soft-page-break/><text:tab/><text:tab/><text:tab/><text:tab/><text:tab/>字段名称_1:模板编号</text:p>
      <text:p text:style-name="P38"><text:span text:style-name="T72"><text:tab/><text:tab/><text:tab/><text:tab/><text:tab/>字段名称_2:</text:span><text:span text:style-name="T39">所属类型</text:span></text:p>
      <text:p text:style-name="P38"><text:span text:style-name="T72"><text:tab/><text:tab/><text:tab/><text:tab/><text:tab/>字段名称_3:</text:span><text:span text:style-name="T39">分类</text:span></text:p>
      <text:p text:style-name="P71"><text:span text:style-name="T72"><text:tab/><text:tab/><text:tab/><text:tab/><text:tab/>字段名称_</text:span><text:span text:style-name="T73">4</text:span><text:span text:style-name="T72">:</text:span><text:span text:style-name="T39">触发字段</text:span></text:p>
      <text:p text:style-name="P38"><text:span text:style-name="T72"><text:tab/><text:tab/><text:tab/><text:tab/><text:tab/>字段名称_</text:span><text:span text:style-name="T73">5</text:span><text:span text:style-name="T72">:</text:span><text:span text:style-name="T40">标题</text:span></text:p>
      <text:p text:style-name="P71"><text:span text:style-name="T39"><text:tab/><text:tab/><text:tab/><text:tab/><text:tab/>字段名称_</text:span><text:span text:style-name="T41">6</text:span><text:span text:style-name="T39">:邮件内容模板</text:span></text:p>
      <text:p text:style-name="P72"><text:span text:style-name="T39"><text:tab/><text:tab/><text:tab/><text:tab/><text:tab/>字段名称_</text:span><text:span text:style-name="T45">7</text:span><text:span text:style-name="T39">:.例子</text:span></text:p>
      <text:p text:style-name="P71"><text:span text:style-name="T39"><text:tab/><text:tab/><text:tab/><text:tab/><text:tab/>字段名称_</text:span><text:span text:style-name="T46">8</text:span><text:span text:style-name="T39">:附件</text:span></text:p>
      <text:p text:style-name="P38"><text:span text:style-name="T72"><text:tab/><text:tab/><text:tab/><text:tab/><text:tab/>字段名称_</text:span><text:span text:style-name="T92">9</text:span><text:span text:style-name="T72">:主送</text:span><text:span text:style-name="T40">对象</text:span></text:p>
      <text:p text:style-name="P49"><text:span text:style-name="T78"><text:tab/><text:tab/><text:tab/><text:tab/><text:tab/>字段名称_</text:span><text:span text:style-name="T82">10</text:span><text:span text:style-name="T78">:抄送对象</text:span></text:p>
      <text:p text:style-name="P49"><text:span text:style-name="T78"><text:tab/><text:tab/><text:tab/><text:tab/><text:tab/>字段名称_</text:span><text:span text:style-name="T81">1</text:span><text:span text:style-name="T82">1</text:span><text:span text:style-name="T78">:途径</text:span><text:bookmark-end text:name="__DdeLink__1873_19589402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7T17:10:54.267035898</dc:date>
    <meta:editing-duration>P8DT35M12S</meta:editing-duration>
    <meta:editing-cycles>662</meta:editing-cycles>
    <meta:generator>LibreOffice/5.2.6.1$Linux_X86_64 LibreOffice_project/20$Build-1</meta:generator>
    <meta:document-statistic meta:table-count="0" meta:image-count="0" meta:object-count="0" meta:page-count="6" meta:paragraph-count="224" meta:word-count="3004" meta:character-count="5601" meta:non-whitespace-character-count="3998"/>
  </office:meta>
</office:document-meta>
</file>